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4984c0" officeooo:paragraph-rsid="004984c0" style:language-asian="zxx" style:country-asian="none" style:language-complex="zxx" style:country-complex="none"/>
    </style:style>
    <style:style style:name="P3" style:family="paragraph" style:parent-style-name="Standard">
      <style:text-properties fo:color="#000000" loext:opacity="100%" fo:font-size="14pt" fo:language="zxx" fo:country="none" officeooo:rsid="00474e0b" officeooo:paragraph-rsid="00474e0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text-properties fo:color="#000000" loext:opacity="100%" fo:font-size="10pt" fo:language="zxx" fo:country="none" officeooo:rsid="00474e0b" officeooo:paragraph-rsid="00474e0b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language="zxx" fo:country="none" officeooo:rsid="00192e7e" officeooo:paragraph-rsid="004984c0" style:language-asian="zxx" style:country-asian="none" style:language-complex="zxx" style:country-complex="none"/>
    </style:style>
    <style:style style:name="P6" style:family="paragraph" style:parent-style-name="Standard">
      <style:text-properties fo:color="#000000" loext:opacity="100%" fo:font-size="10pt" fo:language="zxx" fo:country="none" officeooo:rsid="004984c0" officeooo:paragraph-rsid="004984c0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language="zxx" fo:country="none" officeooo:paragraph-rsid="004984c0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4aab78" officeooo:paragraph-rsid="005780ba" style:language-asian="zxx" style:country-asian="none" style:language-complex="zxx" style:country-complex="none"/>
    </style:style>
    <style:style style:name="P9" style:family="paragraph" style:parent-style-name="Standard">
      <style:text-properties fo:color="#000000" loext:opacity="100%" fo:font-size="10pt" fo:language="zxx" fo:country="none" officeooo:rsid="005780ba" officeooo:paragraph-rsid="005780ba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text-properties fo:color="#000000" loext:opacity="100%" fo:font-size="10pt" fo:language="zxx" fo:country="none" officeooo:rsid="004aab78" officeooo:paragraph-rsid="004aab78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fo:language="zxx" fo:country="none" officeooo:rsid="004aab78" officeooo:paragraph-rsid="004aab78" style:language-asian="zxx" style:country-asian="none" style:language-complex="zxx" style:country-complex="none"/>
    </style:style>
    <style:style style:name="P12" style:family="paragraph" style:parent-style-name="Standard">
      <style:text-properties style:font-name="Fira Sans Medium" fo:font-size="12pt" fo:language="zxx" fo:country="none" officeooo:rsid="004aab78" officeooo:paragraph-rsid="004aab78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text-properties style:font-name="Fira Sans Medium" fo:language="zxx" fo:country="none" officeooo:rsid="004b4b0d" officeooo:paragraph-rsid="004b4b0d" style:language-asian="zxx" style:country-asian="none" style:language-complex="zxx" style:country-complex="none"/>
    </style:style>
    <style:style style:name="P14" style:family="paragraph" style:parent-style-name="Standard">
      <style:text-properties style:font-name="Fira Sans Medium1" fo:language="zxx" fo:country="none" officeooo:rsid="004b4b0d" officeooo:paragraph-rsid="004fec88" style:language-asian="zxx" style:country-asian="none" style:language-complex="zxx" style:country-complex="none"/>
    </style:style>
    <style:style style:name="P15" style:family="paragraph" style:parent-style-name="Standard">
      <style:text-properties style:font-name="Fira Sans Medium1" fo:font-size="12pt" fo:language="zxx" fo:country="none" officeooo:rsid="004b4b0d" officeooo:paragraph-rsid="004fec88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text-properties fo:color="#000000" loext:opacity="100%" style:font-name="Fira Sans Medium1" fo:font-size="12pt" fo:language="zxx" fo:country="none" fo:font-style="italic" officeooo:rsid="004b4b0d" officeooo:paragraph-rsid="004b4b0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7" style:family="paragraph" style:parent-style-name="Standard">
      <style:text-properties fo:language="zxx" fo:country="none" officeooo:rsid="004b4b0d" officeooo:paragraph-rsid="00fcd44a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paragraph-rsid="00474e0b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49adad" officeooo:paragraph-rsid="0049adad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paragraph-rsid="0049adad" style:language-asian="zxx" style:country-asian="none" style:language-complex="zxx" style:country-complex="none"/>
    </style:style>
    <style:style style:name="P21" style:family="paragraph" style:parent-style-name="Standard">
      <style:text-properties fo:color="#000000" loext:opacity="100%" fo:font-size="10pt" fo:language="zxx" fo:country="none" officeooo:rsid="00474e0b" officeooo:paragraph-rsid="00543959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fo:color="#000000" loext:opacity="100%" fo:font-size="10pt" fo:language="zxx" fo:country="none" officeooo:rsid="00543959" officeooo:paragraph-rsid="00543959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24" style:family="paragraph" style:parent-style-name="Standard">
      <style:text-properties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25" style:family="paragraph" style:parent-style-name="Standard">
      <style:text-properties fo:color="#000000" loext:opacity="100%"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26" style:family="paragraph" style:parent-style-name="Standard">
      <style:text-properties fo:color="#000000" loext:opacity="100%"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27" style:family="paragraph" style:parent-style-name="Standard">
      <style:text-properties fo:color="#000000" loext:opacity="100%" fo:font-size="10pt" fo:language="zxx" fo:country="none" officeooo:paragraph-rsid="00192e7e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text-properties fo:color="#000000" loext:opacity="100%" fo:font-size="10pt" fo:language="zxx" fo:country="none" officeooo:rsid="0055691b" officeooo:paragraph-rsid="0055691b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text-properties fo:color="#000000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0" style:family="paragraph" style:parent-style-name="Standard">
      <style:text-properties fo:language="zxx" fo:country="none" officeooo:rsid="00427c91" officeooo:paragraph-rsid="00427c91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649f25" officeooo:paragraph-rsid="00649f25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paragraph-rsid="001b2b90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paragraph-rsid="001be3d3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paragraph-rsid="001e78f9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paragraph-rsid="00200f09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paragraph-rsid="00232aad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paragraph-rsid="00244aff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paragraph-rsid="001d349c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paragraph-rsid="0020ddb5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paragraph-rsid="0022d8db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paragraph-rsid="00253601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paragraph-rsid="002c9cf7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bbacb7" officeooo:paragraph-rsid="00bbacb7" style:language-asian="zxx" style:country-asian="none" style:language-complex="zxx" style:country-complex="none"/>
    </style:style>
    <style:style style:name="P44" style:family="paragraph" style:parent-style-name="Standard">
      <style:text-properties fo:font-size="6pt" fo:language="zxx" fo:country="none" officeooo:rsid="00bbacb7" officeooo:paragraph-rsid="00bbacb7" style:font-size-asian="6pt" style:language-asian="zxx" style:country-asian="none" style:font-size-complex="6pt" style:language-complex="zxx" style:country-complex="none"/>
    </style:style>
    <style:style style:name="P45" style:family="paragraph" style:parent-style-name="Standard">
      <style:text-properties fo:font-size="6pt" fo:language="zxx" fo:country="none" officeooo:rsid="00bbacb7" officeooo:paragraph-rsid="00d03513" style:font-size-asian="6pt" style:language-asian="zxx" style:country-asian="none" style:font-size-complex="6pt" style:language-complex="zxx" style:country-complex="none"/>
    </style:style>
    <style:style style:name="P46" style:family="paragraph" style:parent-style-name="Standard">
      <style:text-properties fo:font-size="6pt" fo:language="zxx" fo:country="none" officeooo:rsid="00bbacb7" officeooo:paragraph-rsid="00d735c1" style:font-size-asian="6pt" style:language-asian="zxx" style:country-asian="none" style:font-size-complex="6pt" style:language-complex="zxx" style:country-complex="none"/>
    </style:style>
    <style:style style:name="P47" style:family="paragraph" style:parent-style-name="Standard">
      <style:text-properties officeooo:paragraph-rsid="00eec8b9"/>
    </style:style>
    <style:style style:name="P48" style:family="paragraph" style:parent-style-name="Standard">
      <style:text-properties fo:font-size="6pt" fo:language="zxx" fo:country="none" officeooo:rsid="00bbacb7" officeooo:paragraph-rsid="00e41cc2" style:font-size-asian="6pt" style:language-asian="zxx" style:country-asian="none" style:font-size-complex="6pt" style:language-complex="zxx" style:country-complex="none"/>
    </style:style>
    <style:style style:name="P49" style:family="paragraph" style:parent-style-name="Standard">
      <style:text-properties fo:font-size="6pt" fo:language="zxx" fo:country="none" officeooo:rsid="00bbacb7" officeooo:paragraph-rsid="00eafa61" style:font-size-asian="6pt" style:language-asian="zxx" style:country-asian="none" style:font-size-complex="6pt" style:language-complex="zxx" style:country-complex="none"/>
    </style:style>
    <style:style style:name="P50" style:family="paragraph" style:parent-style-name="Standard">
      <style:text-properties fo:font-size="9pt" fo:language="zxx" fo:country="none" officeooo:rsid="00bedece" officeooo:paragraph-rsid="00bedece" style:font-size-asian="9pt" style:language-asian="zxx" style:country-asian="none" style:font-size-complex="9pt" style:language-complex="zxx" style:country-complex="none"/>
    </style:style>
    <style:style style:name="P51" style:family="paragraph" style:parent-style-name="Standard">
      <style:text-properties officeooo:paragraph-rsid="00b6ea58"/>
    </style:style>
    <style:style style:name="P52" style:family="paragraph" style:parent-style-name="Standard">
      <style:text-properties fo:language="zxx" fo:country="none" officeooo:rsid="006243a2" officeooo:paragraph-rsid="006243a2" style:language-asian="zxx" style:country-asian="none" style:language-complex="zxx" style:country-complex="none"/>
    </style:style>
    <style:style style:name="P53" style:family="paragraph" style:parent-style-name="Standard">
      <style:text-properties fo:language="zxx" fo:country="none" officeooo:rsid="0014a524" officeooo:paragraph-rsid="0014a524" style:language-asian="zxx" style:country-asian="none" style:language-complex="zxx" style:country-complex="none"/>
    </style:style>
    <style:style style:name="P54" style:family="paragraph" style:parent-style-name="Standard">
      <style:text-properties fo:language="zxx" fo:country="none" officeooo:rsid="006b0012" officeooo:paragraph-rsid="006b0012" style:language-asian="zxx" style:country-asian="none" style:language-complex="zxx" style:country-complex="none"/>
    </style:style>
    <style:style style:name="P55" style:family="paragraph" style:parent-style-name="Standard">
      <style:text-properties fo:font-size="9pt" fo:language="zxx" fo:country="none" officeooo:rsid="00bca04a" officeooo:paragraph-rsid="00bca04a" style:font-size-asian="9pt" style:language-asian="zxx" style:country-asian="none" style:font-size-complex="9pt" style:language-complex="zxx" style:country-complex="none"/>
    </style:style>
    <style:style style:name="P56" style:family="paragraph" style:parent-style-name="Standard">
      <style:text-properties fo:language="zxx" fo:country="none" officeooo:rsid="006b0012" officeooo:paragraph-rsid="009a2abb" style:language-asian="zxx" style:country-asian="none" style:language-complex="zxx" style:country-complex="none"/>
    </style:style>
    <style:style style:name="P57" style:family="paragraph" style:parent-style-name="Standard">
      <style:text-properties fo:language="zxx" fo:country="none" officeooo:rsid="007053d6" officeooo:paragraph-rsid="007053d6" style:language-asian="zxx" style:country-asian="none" style:language-complex="zxx" style:country-complex="none"/>
    </style:style>
    <style:style style:name="P58" style:family="paragraph" style:parent-style-name="Standard">
      <style:text-properties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59" style:family="paragraph" style:parent-style-name="Standard">
      <style:text-properties fo:language="zxx" fo:country="none" officeooo:rsid="006b0012" officeooo:paragraph-rsid="00c62772" style:language-asian="zxx" style:country-asian="none" style:language-complex="zxx" style:country-complex="none"/>
    </style:style>
    <style:style style:name="P60" style:family="paragraph" style:parent-style-name="Standard">
      <style:text-properties fo:color="#000000" loext:opacity="100%"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61" style:family="paragraph" style:parent-style-name="Standard">
      <style:text-properties fo:language="zxx" fo:country="none" officeooo:rsid="00ccd104" officeooo:paragraph-rsid="00ccd104" style:language-asian="zxx" style:country-asian="none" style:language-complex="zxx" style:country-complex="none"/>
    </style:style>
    <style:style style:name="P62" style:family="paragraph" style:parent-style-name="Standard">
      <style:text-properties fo:font-size="9pt" fo:language="zxx" fo:country="none" officeooo:rsid="00bca04a" officeooo:paragraph-rsid="00d18728" style:font-size-asian="9pt" style:language-asian="zxx" style:country-asian="none" style:font-size-complex="9pt" style:language-complex="zxx" style:country-complex="none"/>
    </style:style>
    <style:style style:name="P63" style:family="paragraph" style:parent-style-name="Preformatted_20_Text">
      <style:text-properties fo:language="zxx" fo:country="none" officeooo:rsid="006b0012" officeooo:paragraph-rsid="00d18728" style:language-asian="zxx" style:country-asian="none" style:language-complex="zxx" style:country-complex="none"/>
    </style:style>
    <style:style style:name="P64" style:family="paragraph" style:parent-style-name="Standard">
      <style:text-properties fo:color="#000000" loext:opacity="100%" fo:font-size="9pt" fo:language="zxx" fo:country="none" officeooo:rsid="00bca04a" officeooo:paragraph-rsid="00d18728" style:font-size-asian="9pt" style:language-asian="zxx" style:country-asian="none" style:font-size-complex="9pt" style:language-complex="zxx" style:country-complex="none"/>
    </style:style>
    <style:style style:name="P65" style:family="paragraph" style:parent-style-name="Standard">
      <style:text-properties fo:language="zxx" fo:country="none" officeooo:rsid="00cce89e" officeooo:paragraph-rsid="00cce89e" style:language-asian="zxx" style:country-asian="none" style:language-complex="zxx" style:country-complex="none"/>
    </style:style>
    <style:style style:name="P66" style:family="paragraph" style:parent-style-name="Standard">
      <style:text-properties fo:font-size="9pt" fo:language="zxx" fo:country="none" officeooo:rsid="00bca04a" officeooo:paragraph-rsid="00d68cba" style:font-size-asian="9pt" style:language-asian="zxx" style:country-asian="none" style:font-size-complex="9pt" style:language-complex="zxx" style:country-complex="none"/>
    </style:style>
    <style:style style:name="P67" style:family="paragraph" style:parent-style-name="Preformatted_20_Text">
      <style:text-properties fo:language="zxx" fo:country="none" officeooo:rsid="006b0012" officeooo:paragraph-rsid="00d68cba" style:language-asian="zxx" style:country-asian="none" style:language-complex="zxx" style:country-complex="none"/>
    </style:style>
    <style:style style:name="P68" style:family="paragraph" style:parent-style-name="Standard">
      <style:text-properties fo:color="#000000" loext:opacity="100%" fo:font-size="9pt" fo:language="zxx" fo:country="none" officeooo:rsid="00bca04a" officeooo:paragraph-rsid="00d68cba" style:font-size-asian="9pt" style:language-asian="zxx" style:country-asian="none" style:font-size-complex="9pt" style:language-complex="zxx" style:country-complex="none"/>
    </style:style>
    <style:style style:name="P69" style:family="paragraph" style:parent-style-name="Standard"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70" style:family="paragraph" style:parent-style-name="Standard">
      <style:text-properties fo:language="zxx" fo:country="none" officeooo:rsid="00cd573d" officeooo:paragraph-rsid="00cd573d" style:language-asian="zxx" style:country-asian="none" style:language-complex="zxx" style:country-complex="none"/>
    </style:style>
    <style:style style:name="P71" style:family="paragraph" style:parent-style-name="Standard">
      <style:text-properties fo:font-size="9pt" fo:language="zxx" fo:country="none" officeooo:rsid="00bca04a" officeooo:paragraph-rsid="00e56e7c" style:font-size-asian="9pt" style:language-asian="zxx" style:country-asian="none" style:font-size-complex="9pt" style:language-complex="zxx" style:country-complex="none"/>
    </style:style>
    <style:style style:name="P72" style:family="paragraph" style:parent-style-name="Preformatted_20_Text">
      <style:text-properties fo:language="zxx" fo:country="none" officeooo:rsid="006b0012" officeooo:paragraph-rsid="00e56e7c" style:language-asian="zxx" style:country-asian="none" style:language-complex="zxx" style:country-complex="none"/>
    </style:style>
    <style:style style:name="P73" style:family="paragraph" style:parent-style-name="Standard">
      <style:text-properties fo:color="#000000" loext:opacity="100%" fo:font-size="9pt" fo:language="zxx" fo:country="none" officeooo:rsid="00bca04a" officeooo:paragraph-rsid="00e56e7c" style:font-size-asian="9pt" style:language-asian="zxx" style:country-asian="none" style:font-size-complex="9pt" style:language-complex="zxx" style:country-complex="none"/>
    </style:style>
    <style:style style:name="P74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5" style:family="paragraph" style:parent-style-name="Standard">
      <style:text-properties fo:language="zxx" fo:country="none" officeooo:rsid="00cdfc08" officeooo:paragraph-rsid="00cdfc08" style:language-asian="zxx" style:country-asian="none" style:language-complex="zxx" style:country-complex="none"/>
    </style:style>
    <style:style style:name="P76" style:family="paragraph" style:parent-style-name="Standard">
      <style:text-properties fo:font-size="9pt" fo:language="zxx" fo:country="none" officeooo:rsid="00bca04a" officeooo:paragraph-rsid="00eb94c4" style:font-size-asian="9pt" style:language-asian="zxx" style:country-asian="none" style:font-size-complex="9pt" style:language-complex="zxx" style:country-complex="none"/>
    </style:style>
    <style:style style:name="P77" style:family="paragraph" style:parent-style-name="Preformatted_20_Text">
      <style:text-properties fo:language="zxx" fo:country="none" officeooo:rsid="006b0012" officeooo:paragraph-rsid="00eb94c4" style:language-asian="zxx" style:country-asian="none" style:language-complex="zxx" style:country-complex="none"/>
    </style:style>
    <style:style style:name="P78" style:family="paragraph" style:parent-style-name="Standard">
      <style:text-properties fo:color="#000000" loext:opacity="100%" fo:font-size="9pt" fo:language="zxx" fo:country="none" officeooo:rsid="00bca04a" officeooo:paragraph-rsid="00eb94c4" style:font-size-asian="9pt" style:language-asian="zxx" style:country-asian="none" style:font-size-complex="9pt" style:language-complex="zxx" style:country-complex="none"/>
    </style:style>
    <style:style style:name="T1" style:family="text">
      <style:text-properties fo:color="#000000" loext:opacity="100%" fo:font-size="10pt" officeooo:rsid="00474e0b" style:font-size-asian="10pt" style:font-size-complex="10pt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officeooo:rsid="004984c0"/>
    </style:style>
    <style:style style:name="T4" style:family="text">
      <style:text-properties fo:color="#000000" loext:opacity="100%" fo:font-size="14pt" officeooo:rsid="00460ffa" style:font-size-asian="14pt" style:font-size-complex="14pt"/>
    </style:style>
    <style:style style:name="T5" style:family="text">
      <style:text-properties fo:color="#000000" loext:opacity="100%" fo:font-size="10pt" officeooo:rsid="00460ffa" style:font-size-asian="10pt" style:font-size-complex="10pt"/>
    </style:style>
    <style:style style:name="T6" style:family="text">
      <style:text-properties fo:color="#000000" loext:opacity="100%" fo:font-size="10pt" officeooo:rsid="004984c0" style:font-size-asian="10pt" style:font-size-complex="10pt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color="#000000" loext:opacity="100%" fo:font-size="14pt" officeooo:rsid="00192e7e" style:font-size-asian="14pt" style:font-size-complex="14pt"/>
    </style:style>
    <style:style style:name="T9" style:family="text">
      <style:text-properties fo:color="#000000" loext:opacity="100%" fo:font-size="14pt" officeooo:rsid="00474e0b" style:font-size-asian="14pt" style:font-size-complex="14pt"/>
    </style:style>
    <style:style style:name="T10" style:family="text">
      <style:text-properties fo:color="#000000" loext:opacity="100%" fo:font-size="14pt" officeooo:rsid="0042ba7e" style:font-size-asian="14pt" style:font-size-complex="14pt"/>
    </style:style>
    <style:style style:name="T11" style:family="text">
      <style:text-properties fo:color="#000000" loext:opacity="100%" fo:font-size="10pt" officeooo:rsid="00192e7e" style:font-size-asian="10pt" style:font-size-complex="10pt"/>
    </style:style>
    <style:style style:name="T12" style:family="text">
      <style:text-properties fo:color="#000000" loext:opacity="100%" fo:font-size="10pt" officeooo:rsid="005780ba" style:font-size-asian="10pt" style:font-size-complex="10pt"/>
    </style:style>
    <style:style style:name="T13" style:family="text">
      <style:text-properties fo:color="#000000" loext:opacity="100%" fo:font-size="10pt" officeooo:rsid="004b4b0d" style:font-size-asian="10pt" style:font-size-complex="10pt"/>
    </style:style>
    <style:style style:name="T14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5" style:family="text">
      <style:text-properties fo:color="#000000" loext:opacity="100%" fo:font-size="10pt" fo:font-style="italic" officeooo:rsid="004b4b0d" style:font-size-asian="10pt" style:font-style-asian="italic" style:font-size-complex="10pt" style:font-style-complex="italic"/>
    </style:style>
    <style:style style:name="T16" style:family="text">
      <style:text-properties fo:color="#000000" loext:opacity="100%" fo:font-size="10pt" fo:font-style="italic" officeooo:rsid="0058da88" style:font-size-asian="10pt" style:font-style-asian="italic" style:font-size-complex="10pt" style:font-style-complex="italic"/>
    </style:style>
    <style:style style:name="T17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8" style:family="text">
      <style:text-properties fo:color="#000000" loext:opacity="100%" fo:font-family="'Fira Sans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19" style:family="text">
      <style:text-properties fo:color="#000000" loext:opacity="100%" fo:font-size="10pt" fo:font-style="italic" officeooo:rsid="005eadbd" style:font-size-asian="10pt" style:font-style-asian="italic" style:font-size-complex="10pt" style:font-style-complex="italic"/>
    </style:style>
    <style:style style:name="T20" style:family="text">
      <style:text-properties fo:color="#000000" loext:opacity="100%" style:font-name="Fira Sans Medium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000000" loext:opacity="100%" fo:font-family="'Fira San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22" style:family="text">
      <style:text-properties fo:color="#000000" loext:opacity="100%" fo:font-family="'Fira Sans'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T23" style:family="text">
      <style:text-properties fo:color="#000000" loext:opacity="100%" fo:font-family="'DejaVu Sans'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T24" style:family="text">
      <style:text-properties fo:color="#000000" loext:opacity="100%" fo:font-style="italic" style:font-style-asian="italic" style:font-style-complex="italic"/>
    </style:style>
    <style:style style:name="T25" style:family="text">
      <style:text-properties fo:color="#000000" loext:opacity="100%" fo:font-style="italic" officeooo:rsid="005eadbd" style:font-style-asian="italic" style:font-style-complex="italic"/>
    </style:style>
    <style:style style:name="T26" style:family="text">
      <style:text-properties fo:color="#000000" loext:opacity="100%" style:font-name="Fira Sans Medium" fo:font-style="italic" style:font-style-asian="italic" style:font-style-complex="italic"/>
    </style:style>
    <style:style style:name="T27" style:family="text">
      <style:text-properties fo:color="#000000" loext:opacity="100%" fo:font-family="'Fira Sans'" style:font-family-generic="swiss" style:font-pitch="variable" fo:font-size="7pt" fo:font-style="italic" style:font-size-asian="7pt" style:font-style-asian="italic" style:font-size-complex="7pt" style:font-style-complex="italic"/>
    </style:style>
    <style:style style:name="T28" style:family="text">
      <style:text-properties fo:color="#000000" loext:opacity="100%" style:font-name="Fira Sans Medium1" fo:font-size="12pt" fo:font-style="italic" officeooo:rsid="00192e7e" style:font-size-asian="12pt" style:font-style-asian="italic" style:font-size-complex="12pt" style:font-style-complex="italic"/>
    </style:style>
    <style:style style:name="T29" style:family="text">
      <style:text-properties fo:color="#000000" loext:opacity="100%" style:font-name="Fira Sans Medium1" fo:font-size="12pt" fo:font-style="italic" officeooo:rsid="00474e0b" style:font-size-asian="12pt" style:font-style-asian="italic" style:font-size-complex="12pt" style:font-style-complex="italic"/>
    </style:style>
    <style:style style:name="T30" style:family="text">
      <style:text-properties fo:color="#000000" loext:opacity="100%" style:font-name="Fira Sans Medium1" fo:font-size="12pt" fo:font-style="italic" officeooo:rsid="0042ba7e" style:font-size-asian="12pt" style:font-style-asian="italic" style:font-size-complex="12pt" style:font-style-complex="italic"/>
    </style:style>
    <style:style style:name="T31" style:family="text">
      <style:text-properties fo:color="#000000" loext:opacity="100%" fo:font-size="10pt" officeooo:rsid="0035f6c8" style:font-size-asian="10pt" style:font-size-complex="10pt"/>
    </style:style>
    <style:style style:name="T32" style:family="text">
      <style:text-properties fo:color="#000000" loext:opacity="100%" fo:font-size="10pt" officeooo:rsid="0049adad" style:font-size-asian="10pt" style:font-size-complex="10pt"/>
    </style:style>
    <style:style style:name="T33" style:family="text">
      <style:text-properties fo:color="#000000" loext:opacity="100%" fo:font-size="10pt" officeooo:rsid="004e4d07" style:font-size-asian="10pt" style:font-size-complex="10pt"/>
    </style:style>
    <style:style style:name="T34" style:family="text">
      <style:text-properties fo:color="#000000" loext:opacity="100%" fo:font-size="10pt" officeooo:rsid="004a4529" style:font-size-asian="10pt" style:font-size-complex="10pt"/>
    </style:style>
    <style:style style:name="T35" style:family="text">
      <style:text-properties officeooo:rsid="00543959"/>
    </style:style>
    <style:style style:name="T36" style:family="text">
      <style:text-properties fo:color="#000000" loext:opacity="100%"/>
    </style:style>
    <style:style style:name="T37" style:family="text">
      <style:text-properties officeooo:rsid="001b2b90"/>
    </style:style>
    <style:style style:name="T38" style:family="text">
      <style:text-properties officeooo:rsid="002dd218"/>
    </style:style>
    <style:style style:name="T39" style:family="text">
      <style:text-properties officeooo:rsid="00ca1762"/>
    </style:style>
    <style:style style:name="T40" style:family="text">
      <style:text-properties officeooo:rsid="00ef974d"/>
    </style:style>
    <style:style style:name="T41" style:family="text">
      <style:text-properties officeooo:rsid="00ddd15c"/>
    </style:style>
    <style:style style:name="T42" style:family="text">
      <style:text-properties officeooo:rsid="00c478fc"/>
    </style:style>
    <style:style style:name="T43" style:family="text">
      <style:text-properties officeooo:rsid="00dd1697"/>
    </style:style>
    <style:style style:name="T44" style:family="text">
      <style:text-properties officeooo:rsid="00c93369"/>
    </style:style>
    <style:style style:name="T45" style:family="text">
      <style:text-properties officeooo:rsid="00f05ead"/>
    </style:style>
    <style:style style:name="T46" style:family="text">
      <style:text-properties officeooo:rsid="00d9a9ba"/>
    </style:style>
    <style:style style:name="T47" style:family="text">
      <style:text-properties officeooo:rsid="00db89eb"/>
    </style:style>
    <style:style style:name="T48" style:family="text">
      <style:text-properties officeooo:rsid="00fc496d"/>
    </style:style>
    <style:style style:name="T49" style:family="text">
      <style:text-properties officeooo:rsid="00d03513"/>
    </style:style>
    <style:style style:name="T50" style:family="text">
      <style:text-properties officeooo:rsid="00f11dec"/>
    </style:style>
    <style:style style:name="T51" style:family="text">
      <style:text-properties officeooo:rsid="00fc00d0"/>
    </style:style>
    <style:style style:name="T52" style:family="text">
      <style:text-properties officeooo:rsid="00f14ff1"/>
    </style:style>
    <style:style style:name="T53" style:family="text">
      <style:text-properties officeooo:rsid="00f22d76"/>
    </style:style>
    <style:style style:name="T54" style:family="text">
      <style:text-properties officeooo:rsid="00d8294f"/>
    </style:style>
    <style:style style:name="T55" style:family="text">
      <style:text-properties officeooo:rsid="00e2cc29"/>
    </style:style>
    <style:style style:name="T56" style:family="text">
      <style:text-properties officeooo:rsid="00e10ec7"/>
    </style:style>
    <style:style style:name="T57" style:family="text">
      <style:text-properties officeooo:rsid="00d735c1"/>
    </style:style>
    <style:style style:name="T58" style:family="text">
      <style:text-properties fo:font-size="6pt" fo:language="zxx" fo:country="none" officeooo:rsid="00bbacb7" style:font-size-asian="6pt" style:language-asian="zxx" style:country-asian="none" style:font-size-complex="6pt" style:language-complex="zxx" style:country-complex="none"/>
    </style:style>
    <style:style style:name="T59" style:family="text">
      <style:text-properties fo:font-size="6pt" fo:language="zxx" fo:country="none" officeooo:rsid="00d735c1" style:font-size-asian="6pt" style:language-asian="zxx" style:country-asian="none" style:font-size-complex="6pt" style:language-complex="zxx" style:country-complex="none"/>
    </style:style>
    <style:style style:name="T60" style:family="text">
      <style:text-properties fo:font-size="6pt" fo:language="zxx" fo:country="none" officeooo:rsid="00f22d76" style:font-size-asian="6pt" style:language-asian="zxx" style:country-asian="none" style:font-size-complex="6pt" style:language-complex="zxx" style:country-complex="none"/>
    </style:style>
    <style:style style:name="T61" style:family="text">
      <style:text-properties officeooo:rsid="00e41cc2"/>
    </style:style>
    <style:style style:name="T62" style:family="text">
      <style:text-properties fo:font-size="6pt" fo:language="zxx" fo:country="none" officeooo:rsid="00e41cc2" style:font-size-asian="6pt" style:language-asian="zxx" style:country-asian="none" style:font-size-complex="6pt" style:language-complex="zxx" style:country-complex="none"/>
    </style:style>
    <style:style style:name="T63" style:family="text">
      <style:text-properties officeooo:rsid="00f37d6a"/>
    </style:style>
    <style:style style:name="T64" style:family="text">
      <style:text-properties officeooo:rsid="00ea1800"/>
    </style:style>
    <style:style style:name="T65" style:family="text">
      <style:text-properties officeooo:rsid="00eafa61"/>
    </style:style>
    <style:style style:name="T66" style:family="text">
      <style:text-properties officeooo:rsid="00f5376d"/>
    </style:style>
    <style:style style:name="T67" style:family="text">
      <style:text-properties officeooo:rsid="00fccdf6"/>
    </style:style>
    <style:style style:name="T68" style:family="text">
      <style:text-properties officeooo:rsid="00ea679e"/>
    </style:style>
    <style:style style:name="T69" style:family="text">
      <style:text-properties fo:color="#ff0000" loext:opacity="100%"/>
    </style:style>
    <style:style style:name="T70" style:family="text">
      <style:text-properties officeooo:rsid="00cf711c"/>
    </style:style>
    <style:style style:name="T71" style:family="text">
      <style:text-properties officeooo:rsid="00f707fc"/>
    </style:style>
    <style:style style:name="T72" style:family="text">
      <style:text-properties officeooo:rsid="006b0012"/>
    </style:style>
    <style:style style:name="T73" style:family="text">
      <style:text-properties officeooo:rsid="006bb53e"/>
    </style:style>
    <style:style style:name="T74" style:family="text">
      <style:text-properties officeooo:rsid="00678ead"/>
    </style:style>
    <style:style style:name="T75" style:family="text">
      <style:text-properties officeooo:rsid="006b06a4"/>
    </style:style>
    <style:style style:name="T76" style:family="text">
      <style:text-properties officeooo:rsid="00c007c4"/>
    </style:style>
    <style:style style:name="T77" style:family="text">
      <style:text-properties fo:color="#c9211e" loext:opacity="100%" fo:language="zxx" fo:country="none" officeooo:rsid="0014a524" style:language-asian="zxx" style:country-asian="none" style:language-complex="zxx" style:country-complex="none"/>
    </style:style>
    <style:style style:name="T78" style:family="text">
      <style:text-properties fo:color="#c9211e" loext:opacity="100%" fo:language="zxx" fo:country="none" officeooo:rsid="00b8af4e" style:language-asian="zxx" style:country-asian="none" style:language-complex="zxx" style:country-complex="none"/>
    </style:style>
    <style:style style:name="T79" style:family="text">
      <style:text-properties fo:language="zxx" fo:country="none" officeooo:rsid="0014a524" style:language-asian="zxx" style:country-asian="none" style:language-complex="zxx" style:country-complex="none"/>
    </style:style>
    <style:style style:name="T80" style:family="text">
      <style:text-properties fo:color="#000000" loext:opacity="100%" fo:language="zxx" fo:country="none" officeooo:rsid="00b6ea58" style:language-asian="zxx" style:country-asian="none" style:language-complex="zxx" style:country-complex="none"/>
    </style:style>
    <style:style style:name="T81" style:family="text">
      <style:text-properties fo:color="#000000" loext:opacity="100%" officeooo:rsid="00b6ea58"/>
    </style:style>
    <style:style style:name="T82" style:family="text">
      <style:text-properties fo:color="#c9211e" loext:opacity="100%" officeooo:rsid="00b6ea58"/>
    </style:style>
    <style:style style:name="T83" style:family="text">
      <style:text-properties fo:color="#111111" loext:opacity="100%" officeooo:rsid="00b6ea58"/>
    </style:style>
    <style:style style:name="T84" style:family="text">
      <style:text-properties fo:color="#ff4000" loext:opacity="100%"/>
    </style:style>
    <style:style style:name="T85" style:family="text">
      <style:text-properties fo:color="#ff4000" loext:opacity="100%" officeooo:rsid="00b8af4e"/>
    </style:style>
    <style:style style:name="T86" style:family="text">
      <style:text-properties officeooo:rsid="006db457"/>
    </style:style>
    <style:style style:name="T87" style:family="text">
      <style:text-properties fo:color="#c9211e" loext:opacity="100%"/>
    </style:style>
    <style:style style:name="T88" style:family="text">
      <style:text-properties fo:color="#c9211e" loext:opacity="100%" officeooo:rsid="00b8af4e"/>
    </style:style>
    <style:style style:name="T89" style:family="text">
      <style:text-properties officeooo:rsid="00c2063c"/>
    </style:style>
    <style:style style:name="T90" style:family="text">
      <style:text-properties fo:font-size="9pt" officeooo:rsid="0090cd51" style:font-size-asian="9pt" style:font-size-complex="9pt"/>
    </style:style>
    <style:style style:name="T91" style:family="text">
      <style:text-properties fo:font-size="9pt" officeooo:rsid="00bc190a" style:font-size-asian="9pt" style:font-size-complex="9pt"/>
    </style:style>
    <style:style style:name="T92" style:family="text">
      <style:text-properties fo:font-size="9pt" officeooo:rsid="00ca9b21" style:font-size-asian="9pt" style:font-size-complex="9pt"/>
    </style:style>
    <style:style style:name="T93" style:family="text">
      <style:text-properties fo:color="#ff0000" loext:opacity="100%" fo:font-size="9pt" officeooo:rsid="00bc190a" style:font-size-asian="9pt" style:font-size-complex="9pt"/>
    </style:style>
    <style:style style:name="T94" style:family="text">
      <style:text-properties officeooo:rsid="0090cd51"/>
    </style:style>
    <style:style style:name="T95" style:family="text">
      <style:text-properties officeooo:rsid="00857976"/>
    </style:style>
    <style:style style:name="T96" style:family="text">
      <style:text-properties fo:color="#000000" loext:opacity="100%" officeooo:rsid="00857976"/>
    </style:style>
    <style:style style:name="T97" style:family="text">
      <style:text-properties officeooo:rsid="00c62772"/>
    </style:style>
    <style:style style:name="T98" style:family="text">
      <style:text-properties fo:font-size="9pt" officeooo:rsid="00c62772" style:font-size-asian="9pt" style:font-size-complex="9pt"/>
    </style:style>
    <style:style style:name="T99" style:family="text">
      <style:text-properties fo:font-size="9pt" officeooo:rsid="00c74082" style:font-size-asian="9pt" style:font-size-complex="9pt"/>
    </style:style>
    <style:style style:name="T100" style:family="text">
      <style:text-properties fo:color="#ff0000" loext:opacity="100%" fo:font-size="9pt" officeooo:rsid="00c62772" style:font-size-asian="9pt" style:font-size-complex="9pt"/>
    </style:style>
    <style:style style:name="T101" style:family="text">
      <style:text-properties fo:font-size="9pt" officeooo:rsid="00d37e17" style:font-size-asian="9pt" style:font-size-complex="9pt"/>
    </style:style>
    <style:style style:name="T102" style:family="text">
      <style:text-properties fo:color="#ff0000" loext:opacity="100%" fo:font-size="9pt" officeooo:rsid="0090cd51" style:font-size-asian="9pt" style:font-size-complex="9pt"/>
    </style:style>
    <style:style style:name="T103" style:family="text">
      <style:text-properties fo:font-size="8pt" officeooo:rsid="0090cd51" style:font-size-asian="8pt" style:font-size-complex="8pt"/>
    </style:style>
    <style:style style:name="T104" style:family="text">
      <style:text-properties fo:font-size="8pt" officeooo:rsid="00e3b182" style:font-size-asian="8pt" style:font-size-complex="8pt"/>
    </style:style>
    <style:style style:name="T105" style:family="text">
      <style:text-properties fo:font-size="8pt" officeooo:rsid="00df5606" style:font-size-asian="8pt" style:font-size-complex="8pt"/>
    </style:style>
    <style:style style:name="T106" style:family="text">
      <style:text-properties fo:color="#ff0000" loext:opacity="100%" fo:font-size="8pt" officeooo:rsid="0090cd51" style:font-size-asian="8pt" style:font-size-complex="8pt"/>
    </style:style>
    <style:style style:name="T107" style:family="text">
      <style:text-properties fo:color="#ff0000" loext:opacity="100%" fo:font-size="8pt" officeooo:rsid="00d68cba" style:font-size-asian="8pt" style:font-size-complex="8pt"/>
    </style:style>
    <style:style style:name="T108" style:family="text">
      <style:text-properties officeooo:rsid="00cf08c2"/>
    </style:style>
    <style:style style:name="T109" style:family="text">
      <style:text-properties fo:font-size="8pt" style:font-size-asian="8pt" style:font-size-complex="8pt"/>
    </style:style>
    <style:style style:name="T110" style:family="text">
      <style:text-properties fo:color="#000000" loext:opacity="100%" style:font-name-complex="Calibri1"/>
    </style:style>
    <style:style style:name="T111" style:family="text">
      <style:text-properties fo:color="#ff0000" loext:opacity="100%" style:font-name-complex="Calibri1"/>
    </style:style>
    <style:style style:name="T112" style:family="text">
      <style:text-properties style:font-name-complex="Calibri1"/>
    </style:style>
    <style:style style:name="T113" style:family="text">
      <style:text-properties fo:color="#000000" loext:opacity="100%" officeooo:rsid="00cf08c2" style:font-name-complex="Calibri1"/>
    </style:style>
    <style:style style:name="T114" style:family="text">
      <style:text-properties fo:font-size="6pt" style:font-size-asian="6pt" style:font-size-complex="6pt"/>
    </style:style>
    <style:style style:name="T115" style:family="text">
      <style:text-properties officeooo:rsid="00cf08c2" style:font-name-complex="Calibri1"/>
    </style:style>
    <style:style style:name="T116" style:family="text">
      <style:text-properties fo:font-size="8pt" officeooo:rsid="00e56e7c" style:font-size-asian="8pt" style:font-size-complex="8pt"/>
    </style:style>
    <style:style style:name="T117" style:family="text">
      <style:text-properties fo:color="#ff0000" loext:opacity="100%" fo:font-size="8pt" officeooo:rsid="00e56e7c" style:font-size-asian="8pt" style:font-size-complex="8pt"/>
    </style:style>
    <style:style style:name="T118" style:family="text">
      <style:text-properties fo:font-size="9pt" style:font-size-asian="9pt" style:font-size-complex="9pt"/>
    </style:style>
    <style:style style:name="T119" style:family="text">
      <style:text-properties fo:color="#000000" loext:opacity="100%" fo:font-size="10pt" style:font-size-asian="10pt" style:font-name-complex="Calibri1" style:font-size-complex="10pt"/>
    </style:style>
    <style:style style:name="T120" style:family="text">
      <style:text-properties fo:font-size="8pt" officeooo:rsid="00eb94c4" style:font-size-asian="8pt" style:font-size-complex="8pt"/>
    </style:style>
    <style:style style:name="T121" style:family="text">
      <style:text-properties fo:font-size="8pt" officeooo:rsid="00eb96a5" style:font-size-asian="8pt" style:font-size-complex="8pt"/>
    </style:style>
    <style:style style:name="T122" style:family="text">
      <style:text-properties fo:color="#ff0000" loext:opacity="100%" fo:font-size="8pt" officeooo:rsid="00eb94c4" style:font-size-asian="8pt" style:font-size-complex="8pt"/>
    </style:style>
    <style:style style:name="T123" style:family="text">
      <style:text-properties fo:color="#000000" loext:opacity="100%" fo:font-size="10pt" officeooo:rsid="00cf08c2" style:font-size-asian="10pt" style:font-name-complex="Calibri1" style:font-size-complex="10pt"/>
    </style:style>
    <style:style style:name="T124" style:family="text">
      <style:text-properties fo:color="#ff0000" loext:opacity="100%" fo:font-size="9pt" style:font-size-asian="9pt" style:font-size-complex="9pt"/>
    </style:style>
    <style:style style:name="T125" style:family="text">
      <style:text-properties fo:color="#000000" loext:opacity="100%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">#</text:span><text:span text:style-name="T2">başlamadan önce linux terminalinden paket listesini güncelleyin</text:span></text:p>
      <text:p text:style-name="P3">sudo apt-get update </text:p>
      <text:p text:style-name="P4">#<text:span text:style-name="T3">sonra eğer yüklü değilse</text:span></text:p>
      <text:p text:style-name="P5"><text:span text:style-name="T1">#</text:span><text:span text:style-name="T4">cmake</text:span><text:span text:style-name="T5"> </text:span><text:span text:style-name="T6">paketini ve adı</text:span><text:span text:style-name="T2"> </text:span><text:span text:style-name="T7">r-</text:span><text:span text:style-name="T2"> <text:s text:c="2"/></text:span><text:span text:style-name="T6">ile başlayan tüm paketleri aşağıdaki kodu</text:span></text:p>
      <text:p text:style-name="P6"># linux terminaline yazarak yükleyin</text:p>
      <text:p text:style-name="P7"><text:span text:style-name="T8">sudo apt-</text:span><text:span text:style-name="T9">get</text:span><text:span text:style-name="T8"> install </text:span><text:span text:style-name="T10">cmake "</text:span><text:span text:style-name="T8">r-*"</text:span></text:p>
      <text:p text:style-name="P8"><text:span text:style-name="T11">#</text:span><text:span text:style-name="T2">eğer yüklerken paketlerde çakışma olursa </text:span><text:span text:style-name="T12">yükleme işlemi gerçekleşmez ve</text:span></text:p>
      <text:p text:style-name="P9">#terminalde hata alırsınız.</text:p>
      <text:p text:style-name="P9">#bu durumda terminalde hangi paketlerin çakıştığı yazacaktır</text:p>
      <text:p text:style-name="P8"><text:span text:style-name="T12">#</text:span><text:span text:style-name="T2">çakışan paketlerden birini engelleyip tekrar denemeniz gerekir</text:span></text:p>
      <text:p text:style-name="P10">#örneğin r-cran-gprofiler ve r-cran-gprofiler2 paketlerinin çakıştığını varsayalım</text:p>
      <text:p text:style-name="P11"><text:span text:style-name="T2">#bu durumda aşağıdaki kodları terminale sırasıyla yaz</text:span><text:span text:style-name="T13">ıp çalıştırarak</text:span><text:span text:style-name="T2"> birini engellemek sonrasında ise </text:span></text:p>
      <text:p text:style-name="P10">#terminale sudo apt update yazarak paket listesini güncellemek sorunu çözer.</text:p>
      <text:p text:style-name="P12"><text:span text:style-name="T14">cd </text:span><text:span text:style-name="T15">/etc/apt/preferences.d</text:span></text:p>
      <text:p text:style-name="P13"><text:span text:style-name="T16">sudo </text:span><text:span text:style-name="T17">touch r-cran-gprofiler.pref <text:s text:c="9"/></text:span><text:span text:style-name="T18"><text:s/>#siz r-cran-gprofiler yerine engellemeniz gereken dosya adını yazın </text:span></text:p>
      <text:p text:style-name="P14"><text:span text:style-name="T17">sudo echo "Package: r-cran-gprofiler" </text:span><text:span text:style-name="T19">| sudo tee</text:span><text:span text:style-name="T17"> </text:span><text:span text:style-name="T20">r-cran-gprofiler.pref <text:s/></text:span><text:span text:style-name="T21"><text:s/></text:span><text:span text:style-name="T22">#siz r-cran-gprofiler yerine engellemeniz gereken dosya adını yazın</text:span><text:span text:style-name="T23"> </text:span></text:p>
      <text:p text:style-name="P15"><text:span text:style-name="T24">sudo echo "Pin: version *" </text:span><text:span text:style-name="T25">| sudo tee -a</text:span><text:span text:style-name="T24"> </text:span><text:span text:style-name="T26">r-cran-gprofiler.pref </text:span><text:span text:style-name="T20"><text:s/></text:span><text:span text:style-name="T22">#siz r-cran-gprofiler yerine engellemeniz gereken dosya adını yazın </text:span></text:p>
      <text:p text:style-name="P15"><text:span text:style-name="T24">sudo echo "Pin-Priority: -1" </text:span><text:span text:style-name="T25">| sudo tee -a</text:span><text:span text:style-name="T24"> </text:span><text:span text:style-name="T26">r-cran-gprofiler.pref </text:span><text:span text:style-name="T20"><text:s/></text:span><text:span text:style-name="T22">#siz r-cran-gprofiler yerine engellemeniz gereken dosya adını yazı</text:span><text:span text:style-name="T27">n </text:span></text:p>
      <text:p text:style-name="P16">sudo apt update</text:p>
      <text:p text:style-name="P17"><text:span text:style-name="T28">sudo apt-</text:span><text:span text:style-name="T29">get</text:span><text:span text:style-name="T28"> install </text:span><text:span text:style-name="T30">cmake "</text:span><text:span text:style-name="T28">r-*"</text:span></text:p>
      <text:p text:style-name="P17"><text:span text:style-name="T31">#</text:span><text:span text:style-name="T32">R’ı </text:span><text:span text:style-name="T33">yükledikten sonra </text:span><text:span text:style-name="T32">uygulamalarınız arasından veya terminal yardımıyla açın</text:span></text:p>
      <text:p text:style-name="P18"><text:span text:style-name="T2">#</text:span><text:span text:style-name="T32">komutları kopyala yapıştır yapmaya başlamadan önce</text:span></text:p>
      <text:p text:style-name="P19"><text:span text:style-name="T2">#aşağıdaki komut yardımıyla bir </text:span><text:span text:style-name="T34">CRAN</text:span><text:span text:style-name="T2"> mirror seçin</text:span></text:p>
      <text:p text:style-name="P20"><text:span text:style-name="T7">chooseCRANmirror()</text:span><text:span text:style-name="T2"> </text:span></text:p>
      <text:p text:style-name="P20"><text:span text:style-name="T32">#örneğin </text:span><text:span text:style-name="T2">USA TX 1</text:span><text:bookmark text:name="_GoBack"/><text:span text:style-name="T2"> </text:span><text:span text:style-name="T32">isimli mirror çalışıyor</text:span></text:p>
      <text:p text:style-name="P21">#<text:span text:style-name="T35">sonrasında .csv uzantılı dosyanızdan verilerinizi okutup </text:span></text:p>
      <text:p text:style-name="P22">#modeller oluşturmaya ve testler yapmaya başlayabilirsiniz</text:p>
      <text:p text:style-name="P23">#in tests, if <text:span text:style-name="T36">p-value &lt; 0.05, the null hypothesis is rejected and alternative hypothesis is accepted</text:span></text:p>
      <text:p text:style-name="P24"><text:soft-page-break/>#testlerde p değeri 0.05ten küçükse null hipotez reddedilir ve alternatif hipotez kabul edilir.</text:p>
      <text:p text:style-name="P25">#in models, if p-value&lt; 0.05, model is valid</text:p>
      <text:p text:style-name="P26">#modellerde p değeri 0.05ten küçükse model geçerli kabul edilebilir.</text:p>
      <text:p text:style-name="P27">#in models, if an independent variable’s p-value&lt; 0.05, it is in a significant relationship with dependent variable </text:p>
      <text:p text:style-name="P28">#modellerde bir bağımsız değişkenin p değeri 0.05ten küçükse bağımlı değişkenle arasında anlamlı bir ilişki var olduğu kabul edilebilir.</text:p>
      <text:p text:style-name="P29">chooseCRANmirror()</text:p>
      <text:p text:style-name="P30">install.packages("metan")</text:p>
      <text:p text:style-name="P31">install.packages("writexl")</text:p>
      <text:p text:style-name="P30">library("metan")</text:p>
      <text:p text:style-name="P31">library("writexl")</text:p>
      <text:p text:style-name="P32">library(<text:span text:style-name="T37">"</text:span>lmtest<text:span text:style-name="T37">"</text:span>)</text:p>
      <text:p text:style-name="P33">library(<text:span text:style-name="T37">"</text:span>Formula<text:span text:style-name="T37">"</text:span>)</text:p>
      <text:p text:style-name="P34">library(<text:span text:style-name="T37">"</text:span>nortest<text:span text:style-name="T37">"</text:span>)</text:p>
      <text:p text:style-name="P35">library(<text:span text:style-name="T37">"</text:span>ggplot2<text:span text:style-name="T37">"</text:span>)</text:p>
      <text:p text:style-name="P36">library(<text:span text:style-name="T37">"</text:span>MASS<text:span text:style-name="T37">"</text:span>)</text:p>
      <text:p text:style-name="P37">library(<text:span text:style-name="T37">"</text:span>stats<text:span text:style-name="T37">"</text:span>)</text:p>
      <text:p text:style-name="P38">library(<text:span text:style-name="T37">"</text:span>quantreg<text:span text:style-name="T37">"</text:span>)</text:p>
      <text:p text:style-name="P39">library(<text:span text:style-name="T37">"</text:span>car<text:span text:style-name="T37">"</text:span>)</text:p>
      <text:p text:style-name="P40">library(<text:span text:style-name="T37">"</text:span>AER<text:span text:style-name="T37">"</text:span>)</text:p>
      <text:p text:style-name="P41">library(<text:span text:style-name="T37">"</text:span>ggpubr<text:span text:style-name="T37">"</text:span>)</text:p>
      <text:p text:style-name="P42">library(<text:span text:style-name="T37">"</text:span>nloptr<text:span text:style-name="T37">"</text:span>)</text:p>
      <text:p text:style-name="P42">library(<text:span text:style-name="T37">"</text:span>plm<text:span text:style-name="T37">"</text:span>)</text:p>
      <text:p text:style-name="P42">library(<text:span text:style-name="T37">"</text:span>nlme<text:span text:style-name="T37">"</text:span>)</text:p>
      <text:p text:style-name="P42">library(<text:span text:style-name="T37">"</text:span>foreign<text:span text:style-name="T37">"</text:span>)</text:p>
      <text:p text:style-name="P42">library(<text:span text:style-name="T37">"</text:span>mgcv<text:span text:style-name="T37">"</text:span>)</text:p>
      <text:p text:style-name="P42">library(<text:span text:style-name="T37">"</text:span>lubridate<text:span text:style-name="T37">"</text:span>)</text:p>
      <text:p text:style-name="P42">library(<text:span text:style-name="T37">"</text:span>R.utils<text:span text:style-name="T37">"</text:span>)</text:p>
      <text:p text:style-name="P42">library(<text:span text:style-name="T38">"</text:span>data.table<text:span text:style-name="T38">"</text:span>)</text:p>
      <text:p text:style-name="P43">#daha rahat bir kullanım için aşağıda hazırladığım fonksiyonları </text:p>
      <text:p text:style-name="P43">#topluca kopyalayıp terminale yapıştırınız</text:p>
      <text:p text:style-name="P43"><text:soft-page-break/></text:p>
      <text:p text:style-name="P43">#fonksiyonların başı</text:p>
      <text:p text:style-name="P44">write_corr_coef_obj_to_csv&lt;-function(cor<text:span text:style-name="T39">rCoef</text:span>Obj, fileNameWithoutExtension)</text:p>
      <text:p text:style-name="P44">{</text:p>
      <text:p text:style-name="P44"><text:tab/><text:span text:style-name="T40">utils::</text:span>write.csv("Correlations", sep=",", row.names=FALSE, col.names=FALSE, file = <text:s/>paste0(fileNameWithoutExtension,".csv"))</text:p>
      <text:p text:style-name="P44"><text:tab/><text:span text:style-name="T40">utils::</text:span>write.table(data.frame(t(c("",colnames(cor<text:span text:style-name="T39">rCoef</text:span>Obj$cor)))),append= TRUE, sep=",", col.names=FALSE, row.names=FALSE,<text:span text:style-name="T41"> </text:span>file=paste0(fileNameWithoutExtension,".csv")) <text:s text:c="2"/></text:p>
      <text:p text:style-name="P44"><text:tab/><text:span text:style-name="T40">utils::</text:span>write.table(cor<text:span text:style-name="T39">rCoef</text:span>Obj$cor, append= TRUE, sep=",", col.names=FALSE, file=paste0(fileNameWithoutExtension,".csv")) </text:p>
      <text:p text:style-name="P44"><text:tab/>write(" ",file = paste0(fileNameWithoutExtension,".csv"), append = TRUE)</text:p>
      <text:p text:style-name="P44"><text:tab/>write("P-Values For Correlations",file = paste0(fileNameWithoutExtension,".csv"), append = TRUE)</text:p>
      <text:p text:style-name="P44"><text:tab/><text:span text:style-name="T40">utils::</text:span>write.table(data.frame(t(c("",colnames(cor<text:span text:style-name="T39">rCoef</text:span>Obj$pval)))), append= TRUE, sep="," ,row.names=FALSE ,col.names=FALSE, file=paste0(fileNameWithoutExtension,".csv")) </text:p>
      <text:p text:style-name="P44"><text:tab/><text:span text:style-name="T40">utils::</text:span>write.table(cor<text:span text:style-name="T39">rCoef</text:span>Obj$pval, append= TRUE, sep=",", col.names=FALSE, file=paste0(fileNameWithoutExtension,".csv"))</text:p>
      <text:p text:style-name="P44">}</text:p>
      <text:p text:style-name="P44">write_lm_obj_to_csv&lt;-function(lmObj, fileNameWithoutExtension)</text:p>
      <text:p text:style-name="P44">{</text:p>
      <text:p text:style-name="P44"><text:tab/>fitted_df <text:s/>&lt;- data.frame(</text:p>
      <text:p text:style-name="P44"><text:s text:c="2"/><text:span text:style-name="T42"><text:tab/></text:span><text:span text:style-name="T43"><text:tab/><text:tab/></text:span>Min <text:s text:c="3"/>= as.numeric(summary(l<text:span text:style-name="T44">mObj</text:span>$fitted.values)[1]),</text:p>
      <text:p text:style-name="P44"><text:s/><text:span text:style-name="T42"><text:tab/></text:span> <text:span text:style-name="T43"><text:tab/><text:tab/></text:span>Q1 <text:s text:c="4"/>= as.numeric(summary(l<text:span text:style-name="T44">mObj</text:span>$fitted.values)[2]),</text:p>
      <text:p text:style-name="P44"><text:s/><text:span text:style-name="T42"><text:tab/></text:span> <text:span text:style-name="T43"><text:tab/><text:tab/></text:span>Median = as.numeric(summary(l<text:span text:style-name="T44">mObj</text:span>$fitted.values)[3]),</text:p>
      <text:p text:style-name="P44"><text:s text:c="2"/><text:span text:style-name="T42"><text:tab/></text:span><text:span text:style-name="T43"><text:tab/><text:tab/></text:span>Mean <text:s text:c="2"/>= as.numeric(summary(l<text:span text:style-name="T44">mObj</text:span>$fitted.values)[4]),</text:p>
      <text:p text:style-name="P44"><text:s/><text:span text:style-name="T42"><text:tab/></text:span> <text:span text:style-name="T43"><text:tab/><text:tab/></text:span>Q3 <text:s text:c="4"/>= as.numeric(summary(l<text:span text:style-name="T44">mObj</text:span>$fitted.values)[5]),</text:p>
      <text:p text:style-name="P44"><text:s text:c="2"/><text:span text:style-name="T42"><text:tab/></text:span><text:span text:style-name="T43"><text:tab/><text:tab/></text:span>Max <text:s text:c="3"/>= as.numeric(summary(l<text:span text:style-name="T44">mObj</text:span>$fitted.values)[6])</text:p>
      <text:p text:style-name="P44"><text:span text:style-name="T42"><text:tab/></text:span><text:span text:style-name="T43"><text:tab/><text:tab/></text:span>)</text:p>
      <text:p text:style-name="P44"><text:span text:style-name="T42"><text:tab/></text:span><text:span text:style-name="T45">utils::</text:span>write.csv(fitted_df, row.names=FALSE, paste0(fileNameWithoutExtension,".csv"))</text:p>
      <text:p text:style-name="P44"><text:span text:style-name="T42"><text:tab/></text:span>write(" ",file = paste0(fileNameWithoutExtension,".csv"), append = TRUE)</text:p>
      <text:p text:style-name="P44"><text:span text:style-name="T42"><text:tab/></text:span>coef_df &lt;- summary(l<text:span text:style-name="T44">mObj</text:span>)$coefficients</text:p>
      <text:p text:style-name="P44"><text:span text:style-name="T42"><text:tab/></text:span><text:span text:style-name="T45">utils::</text:span>write.table(data.frame(t(c("",colnames(coef_df)))),append= TRUE, sep=",", col.names=FALSE, row.names=FALSE, file=paste0(fileNameWithoutExtension,".csv")) <text:s text:c="2"/></text:p>
      <text:p text:style-name="P44"><text:span text:style-name="T42"><text:tab/></text:span><text:span text:style-name="T45">utils::</text:span>write.table(coef_df, file= paste0(fileNameWithoutExtension,".csv"),<text:span text:style-name="T42"> </text:span>append = TRUE, row.names = TRUE, col.names = FALSE, sep = ",")</text:p>
      <text:p text:style-name="P44"><text:span text:style-name="T42"><text:tab/></text:span>write(" ",file = paste0(fileNameWithoutExtension,".csv"), append = TRUE)</text:p>
      <text:p text:style-name="P44"><text:span text:style-name="T42"><text:tab/></text:span>model_df &lt;- data.frame(</text:p>
      <text:p text:style-name="P44"><text:s/><text:span text:style-name="T42"><text:tab/></text:span> <text:span text:style-name="T46"><text:tab/><text:tab/></text:span>R2 <text:s text:c="7"/>= as.numeric(summary(l<text:span text:style-name="T44">mObj</text:span>)$r.squared),</text:p>
      <text:p text:style-name="P44"><text:s text:c="2"/><text:span text:style-name="T42"><text:tab/></text:span><text:span text:style-name="T46"><text:tab/><text:tab/></text:span>AdjR2 <text:s text:c="4"/>= as.numeric(summary(l<text:span text:style-name="T44">mObj</text:span>)$adj.r.squared),</text:p>
      <text:p text:style-name="P44"><text:s text:c="2"/><text:span text:style-name="T42"><text:tab/></text:span><text:span text:style-name="T46"><text:tab/><text:tab/></text:span>Sigma <text:s text:c="4"/>= as.numeric(summary(l<text:span text:style-name="T44">mObj</text:span>)$sigma),</text:p>
      <text:p text:style-name="P44"><text:s text:c="2"/><text:span text:style-name="T42"><text:tab/></text:span><text:span text:style-name="T46"><text:tab/><text:tab/></text:span>F <text:s text:c="8"/><text:span text:style-name="T47"><text:s text:c="5"/></text:span>= as.numeric(summary(l<text:span text:style-name="T44">mObj</text:span>)$fstatistic[1]),</text:p>
      <text:p text:style-name="P44"><text:s text:c="2"/><text:span text:style-name="T42"><text:tab/></text:span><text:span text:style-name="T46"><text:tab/><text:tab/></text:span>p<text:span text:style-name="T46">_value</text:span> <text:s text:c="2"/>= <text:span text:style-name="T48">stats::</text:span>pf(summary(l<text:span text:style-name="T44">mObj</text:span>)$fstatistic[1],</text:p>
      <text:p text:style-name="P44"><text:s text:c="16"/><text:span text:style-name="T42"><text:tab/><text:tab/></text:span> <text:span text:style-name="T46"><text:tab/><text:tab/></text:span>summary(l<text:span text:style-name="T44">mObj</text:span>)$fstatistic[2],</text:p>
      <text:p text:style-name="P44"><text:s text:c="17"/><text:span text:style-name="T42"><text:tab/><text:tab/></text:span><text:span text:style-name="T46"><text:tab/><text:tab/></text:span>summary(l<text:span text:style-name="T44">mObj</text:span>)$fstatistic[3],</text:p>
      <text:p text:style-name="P44"><text:s text:c="17"/><text:span text:style-name="T42"><text:tab/><text:tab/></text:span><text:span text:style-name="T46"><text:tab/><text:tab/>l</text:span>ower.tail = FALSE),</text:p>
      <text:p text:style-name="P44"><text:s text:c="2"/><text:span text:style-name="T42"><text:tab/></text:span><text:span text:style-name="T46"><text:tab/><text:tab/></text:span>df_model <text:s/>= as.numeric(summary(l<text:span text:style-name="T44">mObj</text:span>)$df[1]),</text:p>
      <text:p text:style-name="P44"><text:s text:c="2"/><text:span text:style-name="T42"><text:tab/></text:span><text:span text:style-name="T46"><text:tab/><text:tab/></text:span>df_resid <text:s/>= as.numeric(summary(l<text:span text:style-name="T44">mObj</text:span>)$df[2])</text:p>
      <text:p text:style-name="P44"><text:span text:style-name="T42"><text:tab/></text:span><text:span text:style-name="T46"><text:tab/><text:tab/></text:span>)</text:p>
      <text:p text:style-name="P44"><text:span text:style-name="T45"><text:tab/>utils::</text:span>write.table(model_df, file=paste0(fileNameWithoutExtension,".csv"),<text:span text:style-name="T44"> </text:span>append = TRUE, row.names = FALSE, col.names = TRUE, sep = ",")</text:p>
      <text:p text:style-name="P44"><text:soft-page-break/>}</text:p>
      <text:p text:style-name="P45">write_rqss_obj_to_csv &lt;- function(rqssObj, fileNameWithoutExtension) </text:p>
      <text:p text:style-name="P45">{</text:p>
      <text:p text:style-name="P44"><text:s text:c="2"/><text:span text:style-name="T49"><text:tab/></text:span>fileName &lt;- paste0(fileNameWithoutExtension, ".csv")</text:p>
      <text:p text:style-name="P44"><text:s text:c="2"/><text:span text:style-name="T49"><text:tab/></text:span> fitted_vals &lt;- <text:span text:style-name="T50">stats::</text:span>fitted(rqssObj)</text:p>
      <text:p text:style-name="P44"><text:s/><text:span text:style-name="T49"><text:tab/></text:span> fitted_df <text:s/>&lt;- data.frame(</text:p>
      <text:p text:style-name="P44"><text:s text:c="4"/><text:span text:style-name="T49"><text:tab/><text:tab/></text:span>Min <text:s text:c="3"/>= min(fitted_vals),</text:p>
      <text:p text:style-name="P44"><text:s text:c="4"/><text:span text:style-name="T49"><text:tab/><text:tab/></text:span>Q1 <text:s text:c="4"/>= as.numeric(<text:span text:style-name="T51">stats::</text:span>quantile(fitted_vals, 0.25)),</text:p>
      <text:p text:style-name="P44"><text:s text:c="4"/><text:span text:style-name="T49"><text:tab/><text:tab/></text:span>Median = as.numeric(<text:span text:style-name="T51">stats::</text:span>quantile(fitted_vals, 0.5)),</text:p>
      <text:p text:style-name="P44"><text:s text:c="4"/><text:span text:style-name="T49"><text:tab/><text:tab/></text:span>Mean <text:s text:c="2"/>= mean(fitted_vals),</text:p>
      <text:p text:style-name="P44"><text:s text:c="4"/><text:span text:style-name="T49"><text:tab/><text:tab/></text:span>Q3 <text:s text:c="4"/>= as.numeric(<text:span text:style-name="T51">stats::</text:span>quantile(fitted_vals, 0.75)),</text:p>
      <text:p text:style-name="P44"><text:s text:c="4"/><text:span text:style-name="T49"><text:tab/><text:tab/></text:span>Max <text:s text:c="3"/>= max(fitted_vals)</text:p>
      <text:p text:style-name="P44"><text:s text:c="2"/><text:span text:style-name="T49"><text:tab/><text:tab/></text:span>)</text:p>
      <text:p text:style-name="P44"><text:s text:c="2"/><text:span text:style-name="T49"><text:tab/></text:span><text:span text:style-name="T52">utils::</text:span>write.csv(fitted_df, file = fileName, row.names = FALSE)</text:p>
      <text:p text:style-name="P44"><text:s text:c="2"/><text:span text:style-name="T49"><text:tab/></text:span>write(" ", file = fileName, append = TRUE)</text:p>
      <text:p text:style-name="P44"><text:s text:c="2"/><text:span text:style-name="T49"><text:tab/></text:span>coef_mat &lt;- summary(rqssObj)$coef</text:p>
      <text:p text:style-name="P44"><text:s text:c="2"/><text:span text:style-name="T49"><text:tab/></text:span><text:span text:style-name="T53">utils::</text:span>write.table(data.frame(t(c("", colnames(coef_mat)))),<text:span text:style-name="T54"> </text:span>file <text:s text:c="2"/>= fileName,<text:span text:style-name="T54"> </text:span>append = TRUE,<text:span text:style-name="T54"> </text:span>sep <text:s text:c="3"/>= ",",<text:span text:style-name="T54"> </text:span>col.names = FALSE,<text:span text:style-name="T54"> </text:span>row.names = FALSE)</text:p>
      <text:p text:style-name="P44"><text:s text:c="2"/><text:span text:style-name="T49"><text:tab/></text:span><text:span text:style-name="T53">utils::</text:span>write.table(coef_mat,<text:span text:style-name="T49"> </text:span>file <text:s text:c="2"/>= fileName,<text:span text:style-name="T49"> </text:span>append = TRUE,<text:span text:style-name="T49"> </text:span>sep <text:s text:c="3"/>= ",",<text:span text:style-name="T49"> </text:span>col.names = FALSE,<text:span text:style-name="T49"> </text:span>row.names = TRUE)</text:p>
      <text:p text:style-name="P44"><text:s text:c="2"/><text:span text:style-name="T49"><text:tab/></text:span>write(" ", file = fileName, append = TRUE)</text:p>
      <text:p text:style-name="P44"><text:s text:c="2"/><text:span text:style-name="T49"><text:tab/></text:span>sumObj <text:s text:c="2"/>&lt;- summary(rqssObj)</text:p>
      <text:p text:style-name="P44"><text:s text:c="2"/><text:span text:style-name="T49"><text:tab/></text:span>tau <text:s text:c="5"/>&lt;- as.numeric(sumObj$tau)[1] <text:s text:c="2"/></text:p>
      <text:p text:style-name="P44"><text:s text:c="2"/><text:span text:style-name="T49"><text:tab/></text:span>fidelity &lt;- as.numeric(sumObj$fidelity)[1] <text:s text:c="2"/></text:p>
      <text:p text:style-name="P44"><text:s text:c="2"/><text:span text:style-name="T49"><text:tab/></text:span>df_eff <text:s text:c="2"/>&lt;- as.numeric(sumObj$edf)[1]</text:p>
      <text:p text:style-name="P44"><text:s text:c="2"/><text:span text:style-name="T49"><text:tab/></text:span>n <text:s text:c="7"/>&lt;- as.numeric(sumObj$n)[1]</text:p>
      <text:p text:style-name="P44"><text:s text:c="2"/><text:span text:style-name="T49"><text:tab/></text:span>write(paste0("Quantile Fidelity at tau = ", tau, " <text:s/>is <text:s/>", round(fidelity, 2)),<text:span text:style-name="T49"> </text:span>file = fileName, append = TRUE)</text:p>
      <text:p text:style-name="P44"><text:s text:c="2"/><text:span text:style-name="T49"><text:tab/></text:span>write(paste0("Effective Degrees of Freedom = ", df_eff),<text:span text:style-name="T49"> </text:span>file = fileName, append = TRUE)</text:p>
      <text:p text:style-name="P44"><text:s text:c="2"/><text:span text:style-name="T49"><text:tab/></text:span>write(paste0("Sample Size = ", n),<text:span text:style-name="T49"> </text:span>file = fileName, append = TRUE)</text:p>
      <text:p text:style-name="P44"><text:s text:c="2"/>}</text:p>
      <text:p text:style-name="P46">write_f<text:span text:style-name="T55">em</text:span>_within_intercept_obj_to_csv &lt;- function(f<text:span text:style-name="T56">em</text:span>WIObj, fileNameWithoutExtension) </text:p>
      <text:p text:style-name="P46">{</text:p>
      <text:p text:style-name="P44"><text:s text:c="2"/></text:p>
      <text:p text:style-name="P46"><text:s text:c="2"/><text:span text:style-name="T57"><text:tab/></text:span>fileName &lt;- paste0(fileNameWithoutExtension, ".csv")</text:p>
      <text:p text:style-name="P46"><text:span text:style-name="T57"><text:tab/></text:span>fitted_vals &lt;- <text:span text:style-name="T53">stats::</text:span>fitted(femWIObj)</text:p>
      <text:p text:style-name="P44"><text:s text:c="2"/><text:span text:style-name="T57"><text:tab/></text:span>fitted_df <text:s/>&lt;- data.frame(</text:p>
      <text:p text:style-name="P44"><text:s text:c="4"/><text:span text:style-name="T57"><text:tab/><text:tab/><text:tab/><text:tab/></text:span>Min <text:s text:c="3"/>= min(fitted_vals),</text:p>
      <text:p text:style-name="P44"><text:s text:c="4"/><text:span text:style-name="T57"><text:tab/><text:tab/><text:tab/><text:tab/></text:span>Q1 <text:s text:c="4"/>= as.numeric(<text:span text:style-name="T48">stats::</text:span>quantile(fitted_vals, 0.25)),</text:p>
      <text:p text:style-name="P44"><text:s text:c="4"/><text:span text:style-name="T57"><text:tab/><text:tab/><text:tab/><text:tab/></text:span>Median = as.numeric(<text:span text:style-name="T48">stats::</text:span>quantile(fitted_vals, 0.5)),</text:p>
      <text:p text:style-name="P44"><text:s text:c="4"/><text:span text:style-name="T57"><text:tab/><text:tab/><text:tab/><text:tab/></text:span>Mean <text:s text:c="2"/>= mean(fitted_vals),</text:p>
      <text:p text:style-name="P44"><text:s text:c="4"/><text:span text:style-name="T57"><text:tab/><text:tab/><text:tab/><text:tab/></text:span>Q3 <text:s text:c="4"/>= as.numeric(<text:span text:style-name="T48">stats::</text:span>quantile(fitted_vals, 0.75)),</text:p>
      <text:p text:style-name="P44"><text:s text:c="4"/><text:span text:style-name="T57"><text:tab/><text:tab/><text:tab/><text:tab/></text:span>Max <text:s text:c="3"/>= max(fitted_vals)</text:p>
      <text:p text:style-name="P44"><text:s text:c="2"/><text:span text:style-name="T57"><text:tab/><text:tab/><text:tab/></text:span>)</text:p>
      <text:p text:style-name="P47"><text:span text:style-name="T58"><text:s text:c="2"/></text:span><text:span text:style-name="T59"><text:tab/></text:span><text:span text:style-name="T60">utils::</text:span><text:span text:style-name="T58">write.csv(fitted_df, file = fileName, row.names = FALSE)</text:span></text:p>
      <text:p text:style-name="P44"><text:soft-page-break/><text:s text:c="2"/><text:span text:style-name="T57"><text:tab/></text:span>write(" ", file = fileName, append = TRUE)</text:p>
      <text:p text:style-name="P44"><text:s text:c="2"/><text:span text:style-name="T57"><text:tab/></text:span>coef_mat &lt;- summary(femWIObj)$coefficients</text:p>
      <text:p text:style-name="P44"><text:s text:c="2"/><text:span text:style-name="T57"><text:tab/></text:span><text:span text:style-name="T53">utils::</text:span>write.table(data.frame(t(c("", colnames(coef_mat)))), <text:s/>file <text:s text:c="2"/>= fileName,<text:span text:style-name="T57"> </text:span>append = TRUE,<text:span text:style-name="T57"> </text:span>sep <text:s text:c="3"/>= ",",<text:span text:style-name="T57"> </text:span>col.names = FALSE, row.names = FALSE)</text:p>
      <text:p text:style-name="P44"><text:s text:c="2"/><text:span text:style-name="T57"><text:tab/></text:span><text:span text:style-name="T53">utils::</text:span>write.table(coef_mat,<text:span text:style-name="T57"> </text:span>file <text:s text:c="2"/>= fileName,<text:span text:style-name="T57"> </text:span>append = TRUE,<text:span text:style-name="T57"> </text:span>sep <text:s text:c="3"/>= ",",<text:span text:style-name="T57"> </text:span>col.names = FALSE,<text:span text:style-name="T57"> </text:span>row.names = TRUE)</text:p>
      <text:p text:style-name="P44"><text:s text:c="2"/><text:span text:style-name="T57"><text:tab/></text:span>write(" ", file = fileName, append = TRUE)</text:p>
      <text:p text:style-name="P44"><text:span text:style-name="T57"><text:tab/></text:span>sumObj <text:s text:c="2"/>&lt;- summary(femWIObj)</text:p>
      <text:p text:style-name="P44"><text:s text:c="2"/><text:span text:style-name="T57"><text:tab/></text:span>model_df &lt;- data.frame(</text:p>
      <text:p text:style-name="P44"><text:s text:c="4"/><text:span text:style-name="T57"><text:tab/><text:tab/><text:tab/> <text:s text:c="4"/></text:span>R2 <text:s text:c="7"/>= as.numeric(sumObj$r.squared[1]),</text:p>
      <text:p text:style-name="P44"><text:s text:c="4"/><text:span text:style-name="T57"><text:tab/><text:tab/><text:tab/> <text:s text:c="3"/></text:span>AdjR2 <text:s text:c="4"/>= as.numeric(sumObj$r.squared[2]),</text:p>
      <text:p text:style-name="P44"><text:s text:c="4"/><text:span text:style-name="T57"><text:tab/><text:tab/><text:tab/> <text:s text:c="3"/></text:span>p_value <text:s text:c="2"/>= as.numeric(sumObj$fstatistic[4]),</text:p>
      <text:p text:style-name="P44"><text:s text:c="4"/><text:span text:style-name="T57"><text:tab/><text:tab/><text:tab/> <text:s text:c="3"/></text:span>df_model <text:s/>= as.numeric(sumObj$df[1]),</text:p>
      <text:p text:style-name="P44"><text:s text:c="4"/><text:span text:style-name="T57"><text:tab/><text:tab/><text:tab/> <text:s text:c="3"/></text:span>df_resid <text:s/>= as.numeric(sumObj$df[2])</text:p>
      <text:p text:style-name="P44"><text:s text:c="2"/><text:span text:style-name="T57"><text:tab/><text:tab/><text:tab/></text:span>)</text:p>
      <text:p text:style-name="P44"><text:s text:c="2"/><text:span text:style-name="T57"><text:tab/></text:span><text:span text:style-name="T53">utils::</text:span>write.table(model_df,<text:span text:style-name="T57"> </text:span>file <text:s text:c="2"/>= fileName, append = TRUE,<text:span text:style-name="T57"> </text:span>sep <text:s text:c="3"/>= ",",<text:span text:style-name="T57"> </text:span>col.names = TRUE,<text:span text:style-name="T57"> </text:span>row.names = FALSE)</text:p>
      <text:p text:style-name="P44">}</text:p>
      <text:p text:style-name="P48">write_rem_obj_to_csv &lt;- function(remObj, fileNameWithoutExtension) </text:p>
      <text:p text:style-name="P48">{</text:p>
      <text:p text:style-name="P48"><text:span text:style-name="T61"><text:tab/></text:span> fileName &lt;- paste0(fileNameWithoutExtension, ".csv")</text:p>
      <text:p text:style-name="P48"><text:span text:style-name="T61"><text:tab/></text:span> fitted_vals &lt;- <text:span text:style-name="T53">stats::</text:span>fitted(remObj)</text:p>
      <text:p text:style-name="P44"><text:s/><text:span text:style-name="T61"><text:tab/></text:span> fitted_df <text:s/>&lt;- data.frame(</text:p>
      <text:p text:style-name="P44"><text:s text:c="4"/><text:span text:style-name="T61"><text:tab/><text:tab/><text:tab/></text:span>Min <text:s text:c="3"/>= min(fitted_vals),</text:p>
      <text:p text:style-name="P44"><text:s text:c="4"/><text:span text:style-name="T61"><text:tab/><text:tab/><text:tab/></text:span>Q1 <text:s text:c="4"/>= as.numeric(<text:span text:style-name="T48">stats::</text:span>quantile(fitted_vals, 0.25)),</text:p>
      <text:p text:style-name="P44"><text:s text:c="3"/><text:span text:style-name="T61"><text:tab/></text:span> <text:span text:style-name="T61"><text:tab/><text:tab/></text:span>Median = as.numeric(<text:span text:style-name="T48">stats::</text:span>quantile(fitted_vals, 0.5)),</text:p>
      <text:p text:style-name="P44"><text:s text:c="4"/><text:span text:style-name="T61"><text:tab/><text:tab/><text:tab/></text:span>Mean <text:s text:c="2"/>= mean(fitted_vals),</text:p>
      <text:p text:style-name="P44"><text:s text:c="4"/><text:span text:style-name="T61"><text:tab/><text:tab/><text:tab/></text:span>Q3 <text:s text:c="4"/>= as.numeric(<text:span text:style-name="T48">stats::</text:span>quantile(fitted_vals, 0.75)),</text:p>
      <text:p text:style-name="P47"><text:span text:style-name="T58"><text:s text:c="4"/></text:span><text:span text:style-name="T62"><text:tab/><text:tab/><text:tab/></text:span><text:span text:style-name="T58">Max <text:s text:c="3"/>= max(fitted_vals)</text:span></text:p>
      <text:p text:style-name="P44"><text:s text:c="2"/><text:span text:style-name="T61"><text:tab/><text:tab/><text:tab/></text:span>)</text:p>
      <text:p text:style-name="P44"><text:s text:c="2"/><text:span text:style-name="T61"><text:tab/></text:span><text:span text:style-name="T53">utils::</text:span>write.csv(fitted_df, file = fileName, row.names = FALSE)</text:p>
      <text:p text:style-name="P44"><text:s text:c="2"/><text:span text:style-name="T61"><text:tab/></text:span>write(" ", file = fileName, append = TRUE)</text:p>
      <text:p text:style-name="P44"><text:span text:style-name="T61"><text:tab/></text:span>coef_mat &lt;- summary(remObj)$coefficients</text:p>
      <text:p text:style-name="P44"><text:s text:c="2"/><text:span text:style-name="T61"><text:tab/></text:span><text:span text:style-name="T53">utils::</text:span>write.table(data.frame(t(c("", colnames(coef_mat)))),<text:span text:style-name="T61"> </text:span>file <text:s text:c="2"/>= fileName,<text:span text:style-name="T61"> </text:span>append = TRUE,<text:span text:style-name="T61"> </text:span>sep <text:s text:c="3"/>= ",",<text:span text:style-name="T61"> </text:span>col.names = FALSE,<text:span text:style-name="T61"> </text:span>row.names = FALSE)</text:p>
      <text:p text:style-name="P44"><text:s text:c="2"/><text:span text:style-name="T61"><text:tab/></text:span><text:span text:style-name="T53">utils::</text:span>write.table(coef_mat,<text:span text:style-name="T61"> </text:span>file <text:s text:c="2"/>= fileName,<text:span text:style-name="T61"> </text:span>append = TRUE,<text:span text:style-name="T61"> </text:span>sep <text:s text:c="3"/>= ",",<text:span text:style-name="T61"> </text:span>col.names = FALSE,<text:span text:style-name="T61"> </text:span>row.names = TRUE)</text:p>
      <text:p text:style-name="P44"><text:span text:style-name="T61"><text:tab/></text:span> write(" ", file = fileName, append = TRUE)</text:p>
      <text:p text:style-name="P44"><text:s text:c="2"/><text:span text:style-name="T61"><text:tab/></text:span>vc &lt;- summary(remObj)$ercomp <text:s text:c="9"/></text:p>
      <text:p text:style-name="P44"><text:tab/>sigmaVec &lt;- vc$sigma2 <text:s text:c="22"/></text:p>
      <text:p text:style-name="P44"><text:span text:style-name="T61"><text:tab/></text:span>var_df &lt;- data.frame(</text:p>
      <text:p text:style-name="P44"><text:s text:c="2"/><text:tab/><text:span text:style-name="T61"><text:tab/><text:tab/></text:span>Component = names(sigmaVec),</text:p>
      <text:p text:style-name="P44"><text:s/><text:tab/><text:span text:style-name="T61"><text:tab/><text:tab/></text:span>Var <text:s text:c="6"/>= as.numeric(sigmaVec),</text:p>
      <text:p text:style-name="P44"><text:s text:c="2"/><text:tab/><text:span text:style-name="T61"><text:tab/><text:tab/></text:span>StdDev <text:s text:c="3"/>= sqrt(as.numeric(sigmaVec))</text:p>
      <text:p text:style-name="P44"><text:tab/><text:span text:style-name="T61"><text:tab/><text:tab/></text:span>)<text:tab/></text:p>
      <text:p text:style-name="P44"><text:s text:c="2"/><text:span text:style-name="T61"><text:tab/></text:span><text:span text:style-name="T53">utils::</text:span>write.table(var_df,<text:span text:style-name="T61"> </text:span><text:s/>file <text:s text:c="2"/>= fileName,<text:span text:style-name="T61"> </text:span>append = TRUE,<text:span text:style-name="T61"> </text:span>sep <text:s text:c="3"/>= ",",<text:span text:style-name="T61"> </text:span>row.names = FALSE,<text:span text:style-name="T61"> </text:span>col.names = TRUE)</text:p>
      <text:p text:style-name="P44"><text:s text:c="2"/><text:span text:style-name="T61"><text:tab/></text:span>theta &lt;- as.numeric(vc[2])</text:p>
      <text:p text:style-name="P44"><text:soft-page-break/><text:s text:c="2"/><text:span text:style-name="T61"><text:tab/></text:span>write(paste0("theta: ", round(theta, 4)),<text:span text:style-name="T61"> </text:span>file = fileName, append = TRUE)</text:p>
      <text:p text:style-name="P44"><text:s text:c="2"/><text:span text:style-name="T61"><text:tab/></text:span>write(" ", file = fileName, append = TRUE)</text:p>
      <text:p text:style-name="P44"><text:span text:style-name="T61"><text:tab/></text:span>sumObj <text:s text:c="2"/>&lt;- summary(remObj)</text:p>
      <text:p text:style-name="P44"><text:s text:c="2"/><text:span text:style-name="T61"><text:tab/></text:span>model_df &lt;- data.frame(</text:p>
      <text:p text:style-name="P44"><text:s text:c="4"/><text:span text:style-name="T61"><text:tab/><text:tab/><text:tab/></text:span>R2 <text:s text:c="6"/>= as.numeric(sumObj$r.squared[1]),</text:p>
      <text:p text:style-name="P44"><text:s text:c="4"/><text:span text:style-name="T61"><text:tab/><text:tab/><text:tab/></text:span>AdjR2 <text:s text:c="3"/>= as.numeric(sumObj$r.squared[2]),</text:p>
      <text:p text:style-name="P44"><text:s text:c="4"/><text:span text:style-name="T61"><text:tab/><text:tab/><text:tab/></text:span>Chisq <text:s text:c="3"/>= as.numeric(sumObj$fstatistic[2]),</text:p>
      <text:p text:style-name="P44"><text:s text:c="4"/><text:span text:style-name="T61"><text:tab/><text:tab/><text:tab/></text:span>p_value <text:s text:c="2"/>= as.numeric(sumObj$fstatistic[4]),</text:p>
      <text:p text:style-name="P44"><text:s text:c="4"/><text:span text:style-name="T61"><text:tab/><text:tab/><text:tab/></text:span>df_model = as.numeric(sumObj$df[1]),</text:p>
      <text:p text:style-name="P44"><text:s text:c="4"/><text:span text:style-name="T61"><text:tab/><text:tab/><text:tab/></text:span>df_resid = as.numeric(sumObj$df[2])</text:p>
      <text:p text:style-name="P44"><text:s text:c="2"/><text:span text:style-name="T61"><text:tab/><text:tab/><text:tab/></text:span>)</text:p>
      <text:p text:style-name="P44"><text:s text:c="2"/><text:span text:style-name="T61"><text:tab/></text:span><text:span text:style-name="T63">utils::</text:span>write.table(model_df,<text:span text:style-name="T61"> </text:span><text:s/>file <text:s text:c="2"/>= fileName,<text:span text:style-name="T61"> </text:span>append = TRUE,<text:span text:style-name="T61"> </text:span>sep <text:s text:c="3"/>= ",",<text:span text:style-name="T61"> </text:span>col.names = TRUE,<text:span text:style-name="T61"> </text:span>row.names = FALSE)</text:p>
      <text:p text:style-name="P44">}</text:p>
      <text:p text:style-name="P49">write_<text:span text:style-name="T64">pem</text:span>_obj_to_csv &lt;- function(p<text:span text:style-name="T64">e</text:span>mObj, fileNameWithoutExtension) </text:p>
      <text:p text:style-name="P49">{</text:p>
      <text:p text:style-name="P44"><text:s text:c="2"/></text:p>
      <text:p text:style-name="P44"><text:s text:c="2"/><text:span text:style-name="T65"><text:tab/></text:span>fileName &lt;- paste0(fileNameWithoutExtension, ".csv")</text:p>
      <text:p text:style-name="P44"><text:s text:c="2"/><text:span text:style-name="T65"><text:tab/></text:span>fitted_vals &lt;- <text:span text:style-name="T66">stats::</text:span>fitted(p<text:span text:style-name="T64">e</text:span>mObj)</text:p>
      <text:p text:style-name="P44"><text:s text:c="2"/><text:span text:style-name="T65"><text:tab/></text:span>fitted_df <text:s/>&lt;- data.frame(</text:p>
      <text:p text:style-name="P44"><text:s text:c="4"/><text:span text:style-name="T64"><text:tab/><text:tab/></text:span><text:span text:style-name="T65"><text:tab/></text:span>Min <text:s text:c="3"/>= min(fitted_vals),</text:p>
      <text:p text:style-name="P44"><text:s text:c="4"/><text:span text:style-name="T64"><text:tab/><text:tab/></text:span><text:span text:style-name="T65"><text:tab/></text:span>Q1 <text:s text:c="4"/>= as.numeric(<text:span text:style-name="T67">stats::</text:span>quantile(fitted_vals, 0.25)),</text:p>
      <text:p text:style-name="P44"><text:s text:c="4"/><text:span text:style-name="T64"><text:tab/><text:tab/></text:span><text:span text:style-name="T65"><text:tab/></text:span>Median = as.numeric(<text:span text:style-name="T67">stats::</text:span>quantile(fitted_vals, 0.5)),</text:p>
      <text:p text:style-name="P44"><text:s text:c="4"/><text:span text:style-name="T64"><text:tab/><text:tab/></text:span><text:span text:style-name="T65"><text:tab/></text:span>Mean <text:s text:c="2"/>= mean(fitted_vals),</text:p>
      <text:p text:style-name="P44"><text:s text:c="4"/><text:span text:style-name="T64"><text:tab/><text:tab/></text:span><text:span text:style-name="T65"><text:tab/></text:span>Q3 <text:s text:c="4"/>= as.numeric(<text:span text:style-name="T67">stats::</text:span>quantile(fitted_vals, 0.75)),</text:p>
      <text:p text:style-name="P44"><text:s text:c="4"/><text:span text:style-name="T64"><text:tab/><text:tab/></text:span><text:span text:style-name="T65"><text:tab/></text:span>Max <text:s text:c="3"/>= max(fitted_vals)</text:p>
      <text:p text:style-name="P44"><text:s text:c="2"/><text:span text:style-name="T64"><text:tab/><text:tab/></text:span><text:span text:style-name="T65"><text:tab/></text:span>)</text:p>
      <text:p text:style-name="P44"><text:s/><text:span text:style-name="T65"><text:tab/></text:span> <text:span text:style-name="T66">utils::</text:span>write.csv(fitted_df, file = fileName, row.names = FALSE)</text:p>
      <text:p text:style-name="P44"><text:s/><text:span text:style-name="T65"><text:tab/></text:span> write(" ", file = fileName, append = TRUE)</text:p>
      <text:p text:style-name="P44"><text:s/><text:span text:style-name="T65"><text:tab/></text:span> coef_mat &lt;- summary(p<text:span text:style-name="T64">e</text:span>mObj)$coefficients</text:p>
      <text:p text:style-name="P44"><text:s/><text:span text:style-name="T65"><text:tab/></text:span> <text:span text:style-name="T66">utils::</text:span>write.table(data.frame(t(c("", colnames(coef_mat)))),<text:span text:style-name="T64"> </text:span>file <text:s text:c="2"/>= fileName,<text:span text:style-name="T64"> </text:span>append = TRUE,<text:span text:style-name="T64"> </text:span>sep <text:s text:c="3"/>= ",",<text:span text:style-name="T64"> </text:span>col.names = FALSE,<text:span text:style-name="T64"> </text:span>row.names = FALSE)</text:p>
      <text:p text:style-name="P44"><text:s/><text:span text:style-name="T65"><text:tab/></text:span> <text:span text:style-name="T66">utils::</text:span>write.table(coef_mat,<text:span text:style-name="T64"> </text:span>file <text:s text:c="2"/>= fileName,<text:span text:style-name="T64"> </text:span>append = TRUE,<text:span text:style-name="T64"> </text:span>sep <text:s text:c="3"/>= ",",<text:span text:style-name="T64"> </text:span>col.names = FALSE,<text:span text:style-name="T64"> </text:span>row.names = TRUE)</text:p>
      <text:p text:style-name="P44"><text:s/><text:span text:style-name="T65"><text:tab/></text:span> write(" ", file = fileName, append = TRUE)</text:p>
      <text:p text:style-name="P44"><text:s text:c="2"/><text:span text:style-name="T65"><text:tab/></text:span>sumObj <text:s text:c="2"/>&lt;- summary(p<text:span text:style-name="T68">e</text:span>mObj)</text:p>
      <text:p text:style-name="P44"><text:s text:c="2"/><text:span text:style-name="T65"><text:tab/></text:span>model_df &lt;- data.frame(</text:p>
      <text:p text:style-name="P44"><text:s text:c="4"/><text:span text:style-name="T65"><text:tab/><text:tab/><text:tab/></text:span>R2 <text:s text:c="6"/>= as.numeric(sumObj$r.squared[1]),</text:p>
      <text:p text:style-name="P44"><text:s text:c="4"/><text:span text:style-name="T65"><text:tab/><text:tab/><text:tab/></text:span>AdjR2 <text:s text:c="3"/>= as.numeric(sumObj$r.squared[2]),</text:p>
      <text:p text:style-name="P44"><text:s text:c="4"/><text:span text:style-name="T65"><text:tab/><text:tab/><text:tab/></text:span>Fstat <text:s text:c="3"/>= as.numeric(sumObj$fstatistic[2]),</text:p>
      <text:p text:style-name="P44"><text:s text:c="4"/><text:span text:style-name="T65"><text:tab/><text:tab/><text:tab/></text:span>p_value <text:s text:c="2"/>= as.numeric(sumObj$fstatistic[4]),</text:p>
      <text:p text:style-name="P44"><text:s text:c="4"/><text:span text:style-name="T65"><text:tab/><text:tab/><text:tab/></text:span>df_model = as.numeric(sumObj$df[1]),</text:p>
      <text:p text:style-name="P44"><text:s text:c="4"/><text:span text:style-name="T65"><text:tab/><text:tab/><text:tab/></text:span>df_resid = as.numeric(sumObj$df[2])</text:p>
      <text:p text:style-name="P44"><text:s text:c="2"/><text:span text:style-name="T65"><text:tab/><text:tab/><text:tab/></text:span>)</text:p>
      <text:p text:style-name="P44"><text:s text:c="2"/><text:span text:style-name="T65"><text:tab/></text:span><text:span text:style-name="T66">utils::</text:span>write.table(model_df,<text:span text:style-name="T65"> </text:span>file <text:s text:c="2"/>= fileName,<text:span text:style-name="T65"> </text:span>append = TRUE,<text:span text:style-name="T65"> </text:span><text:s/>sep <text:s text:c="3"/>= ",",<text:span text:style-name="T65"> </text:span>col.names = TRUE,<text:span text:style-name="T65"> </text:span>row.names = FALSE)</text:p>
      <text:p text:style-name="P44"><text:soft-page-break/>}</text:p>
      <text:p text:style-name="P43">#fonksiyonların sonu</text:p>
      <text:p text:style-name="P1">getwd()</text:p>
      <text:p text:style-name="P1">setwd("<text:span text:style-name="T69">~/Desktop</text:span>")</text:p>
      <text:p text:style-name="P1"><text:span text:style-name="T69">df</text:span>&lt;-read.csv(<text:span text:style-name="T70">file=</text:span>"<text:span text:style-name="T69">datafile</text:span>.csv", header=TRUE, <text:s/>sep=",", stringsAsFactors= TRUE)</text:p>
      <text:p text:style-name="P1">attach(<text:span text:style-name="T69">df</text:span>)</text:p>
      <text:p text:style-name="P1"><text:span text:style-name="T69">corro</text:span>&lt;-cor(<text:span text:style-name="T69">df</text:span>[c("<text:span text:style-name="T69">d1</text:span>","<text:span text:style-name="T69">d2</text:span>","<text:span text:style-name="T69">d3</text:span>","<text:span text:style-name="T69">d4</text:span>","<text:span text:style-name="T69">ind1</text:span>","<text:span text:style-name="T69">ind2</text:span>","<text:span text:style-name="T69">ind3</text:span>","<text:span text:style-name="T69">ind4</text:span>","<text:span text:style-name="T69">ind5</text:span>","<text:span text:style-name="T69">ind6</text:span><text:span text:style-name="T36">"</text:span>)])</text:p>
      <text:p text:style-name="P1">round(<text:span text:style-name="T69">corro</text:span>,2)</text:p>
      <text:p text:style-name="P1"><text:span text:style-name="T71">utils::</text:span>write<text:span text:style-name="T72">.csv</text:span>(as.data.frame(<text:span text:style-name="T69">corro</text:span>), "<text:span text:style-name="T69">korelasyon</text:span>.<text:span text:style-name="T73">csv</text:span>")<text:span text:style-name="T74"> </text:span><text:span text:style-name="T73"><text:s text:c="5"/></text:span><text:span text:style-name="T74">#</text:span><text:span text:style-name="T75">csv içine yazar</text:span></text:p>
      <text:p text:style-name="P50">#corr_coef<text:span text:style-name="T76">()</text:span> fonksiyonunu kullanmak için metan paketinin yüklü ve import edilmiş olamsı gerekir</text:p>
      <text:p text:style-name="P51"><text:span text:style-name="T77">cor</text:span><text:span text:style-name="T78">Obj</text:span><text:span text:style-name="T79">&lt;-corr_coef(</text:span><text:span text:style-name="T77">df</text:span><text:span text:style-name="T80">, </text:span><text:span text:style-name="Source_20_Text"><text:span text:style-name="T81">c(</text:span></text:span><text:span text:style-name="Source_20_Text"><text:span text:style-name="T82">d1</text:span></text:span><text:span text:style-name="Source_20_Text"><text:span text:style-name="T81">,</text:span></text:span><text:span text:style-name="Source_20_Text"><text:span text:style-name="T82"> d2</text:span></text:span><text:span text:style-name="Source_20_Text"><text:span text:style-name="T81">,</text:span></text:span><text:span text:style-name="Source_20_Text"><text:span text:style-name="T82"> d3</text:span></text:span><text:span text:style-name="Source_20_Text"><text:span text:style-name="T81">,</text:span></text:span><text:span text:style-name="Source_20_Text"><text:span text:style-name="T82"> d4</text:span></text:span><text:span text:style-name="Source_20_Text"><text:span text:style-name="T81">,</text:span></text:span><text:span text:style-name="Source_20_Text"><text:span text:style-name="T82"> ind1</text:span></text:span><text:span text:style-name="Source_20_Text"><text:span text:style-name="T81">,</text:span></text:span><text:span text:style-name="Source_20_Text"><text:span text:style-name="T82"> ind2</text:span></text:span><text:span text:style-name="Source_20_Text"><text:span text:style-name="T81">, </text:span></text:span><text:span text:style-name="Source_20_Text"><text:span text:style-name="T82">ind3</text:span></text:span><text:span text:style-name="Source_20_Text"><text:span text:style-name="T83">, </text:span></text:span><text:span text:style-name="Source_20_Text"><text:span text:style-name="T82">ind4</text:span></text:span><text:span text:style-name="Source_20_Text"><text:span text:style-name="T83">, </text:span></text:span><text:span text:style-name="Source_20_Text"><text:span text:style-name="T82">ind5</text:span></text:span><text:span text:style-name="Source_20_Text"><text:span text:style-name="T83">, </text:span></text:span><text:span text:style-name="Source_20_Text"><text:span text:style-name="T82">ind6</text:span></text:span><text:span text:style-name="Source_20_Text"><text:span text:style-name="T81">)</text:span></text:span><text:span text:style-name="T79">)</text:span></text:p>
      <text:p text:style-name="P52">print(<text:span text:style-name="T84">cor</text:span><text:span text:style-name="T85">Obj</text:span>)<text:span text:style-name="T86"> <text:s text:c="7"/>#konsola metin olarak yazdırır</text:span></text:p>
      <text:p text:style-name="P53">plot(<text:span text:style-name="T87">cor</text:span><text:span text:style-name="T88">Obj</text:span>)<text:span text:style-name="T86"> <text:s text:c="9"/>#şekilsel olarak gösterir</text:span></text:p>
      <text:p text:style-name="P54">names(<text:span text:style-name="T84">cor</text:span><text:span text:style-name="T85">Obj</text:span>) <text:s/><text:span text:style-name="T89"><text:s text:c="3"/></text:span>#objenin propertylerini listeler</text:p>
      <text:p text:style-name="P55">#aşağıda bu dökümanın fonksiyonlar kısmında kendi yazdığım hazır fonksiyon çağırılıyor</text:p>
      <text:p text:style-name="P56"><text:span text:style-name="Source_20_Text"><text:span text:style-name="T90">writ</text:span></text:span><text:span text:style-name="Source_20_Text"><text:span text:style-name="T91">e</text:span></text:span><text:span text:style-name="Source_20_Text"><text:span text:style-name="T90">_</text:span></text:span><text:span text:style-name="Source_20_Text"><text:span text:style-name="T91">corr_coef_obj_to_csv(cor</text:span></text:span><text:span text:style-name="Source_20_Text"><text:span text:style-name="T92">rCoef</text:span></text:span><text:span text:style-name="Source_20_Text"><text:span text:style-name="T91">Obj=</text:span></text:span><text:span text:style-name="Source_20_Text"><text:span text:style-name="T93">corObj</text:span></text:span><text:span text:style-name="Source_20_Text"><text:span text:style-name="T91">,fileNameWithoutExtension="</text:span></text:span><text:span text:style-name="Source_20_Text"><text:span text:style-name="T93">korelasyon2</text:span></text:span><text:span text:style-name="Source_20_Text"><text:span text:style-name="T91">")</text:span></text:span><text:span text:style-name="T90"> </text:span></text:p>
      <text:p text:style-name="P55"><text:span text:style-name="T94">#bu dökümanın fonksiyonlar kısmında kendi yazdığım hazır fonksiyon çağırı</text:span>sı bitti</text:p>
      <text:p text:style-name="P1"><text:span text:style-name="T69">linmod1</text:span><text:span text:style-name="T36">&lt;-</text:span>lm(<text:span text:style-name="T69">d1</text:span>~<text:span text:style-name="T69">ind1</text:span>+<text:span text:style-name="T69">ind2</text:span>+<text:span text:style-name="T69">ind3</text:span>+<text:span text:style-name="T69">ind4</text:span>+<text:span text:style-name="T69">ind5</text:span>+<text:span text:style-name="T69">ind6</text:span>, data=<text:span text:style-name="T69">df</text:span>)</text:p>
      <text:p text:style-name="P1">summary(<text:span text:style-name="T69">linmod1</text:span>)</text:p>
      <text:p text:style-name="P57">names(<text:span text:style-name="T95">summary(</text:span><text:span text:style-name="T69">linmod1</text:span><text:span text:style-name="T96">)</text:span>)<text:span text:style-name="T97"> </text:span></text:p>
      <text:p text:style-name="P58">#aşağıda bu dökümanın fonksiyonlar kısmında kendi yazdığım hazır fonksiyon çağırılıyor</text:p>
      <text:p text:style-name="P59"><text:span text:style-name="Source_20_Text"><text:span text:style-name="T90">writ</text:span></text:span><text:span text:style-name="Source_20_Text"><text:span text:style-name="T91">e</text:span></text:span><text:span text:style-name="Source_20_Text"><text:span text:style-name="T90">_</text:span></text:span><text:span text:style-name="Source_20_Text"><text:span text:style-name="T98">lm</text:span></text:span><text:span text:style-name="Source_20_Text"><text:span text:style-name="T91">_obj_to_csv(</text:span></text:span><text:span text:style-name="Source_20_Text"><text:span text:style-name="T99">lm</text:span></text:span><text:span text:style-name="Source_20_Text"><text:span text:style-name="T91">Obj=</text:span></text:span><text:span text:style-name="Source_20_Text"><text:span text:style-name="T100">linmod1</text:span></text:span><text:span text:style-name="Source_20_Text"><text:span text:style-name="T91">,fileNameWithoutExtension="</text:span></text:span><text:span text:style-name="Source_20_Text"><text:span text:style-name="T100">lineer_model</text:span></text:span><text:span text:style-name="Source_20_Text"><text:span text:style-name="T91">")</text:span></text:span><text:span text:style-name="T90"> </text:span></text:p>
      <text:p text:style-name="P60"><text:span text:style-name="T94">#bu dökümanın fonksiyonlar kısmında kendi yazdığım hazır fonksiyon çağırı</text:span>sı bitti</text:p>
      <text:p text:style-name="P1"><text:span text:style-name="T69">model.quantilessd1</text:span>&lt;-rqss(<text:span text:style-name="T69">d1</text:span>~<text:span text:style-name="T69">ind1</text:span>+<text:span text:style-name="T69">ind2</text:span>+<text:span text:style-name="T69">ind3</text:span>+<text:span text:style-name="T69">ind4</text:span>+<text:span text:style-name="T69">ind5</text:span><text:span text:style-name="T36">+</text:span><text:span text:style-name="T69">ind6</text:span>, data=<text:span text:style-name="T69">df</text:span>, tau=0.5)</text:p>
      <text:p text:style-name="P1">summary(<text:span text:style-name="T69">model.quantilessd1</text:span>)</text:p>
      <text:p text:style-name="P61">names(summary(<text:span text:style-name="T69">model.quantilessd1</text:span>))</text:p>
      <text:p text:style-name="P62">#aşağıda bu dökümanın fonksiyonlar kısmında kendi yazdığım hazır fonksiyon çağırılıyor</text:p>
      <text:p text:style-name="P63"><text:span text:style-name="Source_20_Text"><text:span text:style-name="T90">write_rqss_obj_to_csv(</text:span></text:span><text:span text:style-name="Source_20_Text"><text:span text:style-name="T101">rqssObj=</text:span></text:span><text:span text:style-name="Source_20_Text"><text:span text:style-name="T102">model.quantilessd1</text:span></text:span><text:span text:style-name="Source_20_Text"><text:span text:style-name="T90">, </text:span></text:span><text:span text:style-name="Source_20_Text"><text:span text:style-name="T101">fileNameWithoutExtension=</text:span></text:span><text:span text:style-name="Source_20_Text"><text:span text:style-name="T90">"</text:span></text:span><text:span text:style-name="Source_20_Text"><text:span text:style-name="T102">quantile_model</text:span></text:span><text:span text:style-name="Source_20_Text"><text:span text:style-name="T90">")</text:span></text:span></text:p>
      <text:p text:style-name="P63"><text:span text:style-name="Source_20_Text"><text:span text:style-name="T90"/></text:span></text:p>
      <text:p text:style-name="P64"><text:span text:style-name="T94">#bu dökümanın fonksiyonlar kısmında kendi yazdığım hazır fonksiyon çağırı</text:span>sı bitti</text:p>
      <text:p text:style-name="P1"><text:span text:style-name="T69">femd1</text:span>&lt;-plm(<text:span text:style-name="T69">d1</text:span>~<text:span text:style-name="T69">ind1</text:span>+<text:span text:style-name="T69">ind2</text:span>+<text:span text:style-name="T69">ind3</text:span>+<text:span text:style-name="T69">ind4</text:span><text:span text:style-name="T36">+</text:span><text:span text:style-name="T69">ind5</text:span><text:span text:style-name="T36">+</text:span><text:span text:style-name="T69">ind6</text:span>, data=<text:span text:style-name="T69">df </text:span>, index=c("<text:span text:style-name="T69">i1</text:span>","<text:span text:style-name="T69">i2</text:span>"),model="within")</text:p>
      <text:p text:style-name="P1"><text:span text:style-name="T69">femwid1</text:span>&lt;-within_intercept(<text:span text:style-name="T69">femd1</text:span>, return.model=TRUE)</text:p>
      <text:p text:style-name="P1">summary(<text:span text:style-name="T69">femwid1</text:span>)</text:p>
      <text:p text:style-name="P65"><text:soft-page-break/>names(summary(<text:span text:style-name="T69">femwid1</text:span>))</text:p>
      <text:p text:style-name="P66">#aşağıda bu dökümanın fonksiyonlar kısmında kendi yazdığım hazır fonksiyon çağırılıyor</text:p>
      <text:p text:style-name="P67"><text:span text:style-name="Source_20_Text"><text:span text:style-name="T103">write_f</text:span></text:span><text:span text:style-name="Source_20_Text"><text:span text:style-name="T104">e</text:span></text:span><text:span text:style-name="Source_20_Text"><text:span text:style-name="T105">m</text:span></text:span><text:span text:style-name="Source_20_Text"><text:span text:style-name="T103">_within_intercept_obj_to_csv(femWIObj=</text:span></text:span><text:span text:style-name="Source_20_Text"><text:span text:style-name="T106">femwid1</text:span></text:span><text:span text:style-name="Source_20_Text"><text:span text:style-name="T103">, fileNameWithoutExtension="</text:span></text:span><text:span text:style-name="Source_20_Text"><text:span text:style-name="T107">femWI</text:span></text:span><text:span text:style-name="Source_20_Text"><text:span text:style-name="T106">_model</text:span></text:span><text:span text:style-name="Source_20_Text"><text:span text:style-name="T103">")</text:span></text:span></text:p>
      <text:p text:style-name="P67"><text:span text:style-name="Source_20_Text"><text:span text:style-name="T90"/></text:span></text:p>
      <text:p text:style-name="P68"><text:span text:style-name="T94">#bu dökümanın fonksiyonlar kısmında kendi yazdığım hazır fonksiyon çağırı</text:span>sı bitti</text:p>
      <text:p text:style-name="P1">vif(<text:span text:style-name="T69">femwid1</text:span>) <text:s/><text:span text:style-name="T108"><text:s text:c="16"/></text:span><text:span text:style-name="T109">#if one result’s higher than 3(for some sources 5, or 10) there’s multicollinearity(bad) </text:span></text:p>
      <text:p text:style-name="P1">barplot(vif(<text:span text:style-name="T69">femwid1</text:span>), horiz = F, col = "steelblue", xlab="Variables", ylab="VIF Values") </text:p>
      <text:p text:style-name="P1">raintest(<text:span text:style-name="T69">femwid1</text:span>) <text:s text:c="36"/>#if p-value &lt;0.05, there is no linearity(bad)</text:p>
      <text:p text:style-name="P1">bptest(<text:span text:style-name="T69">femwid1</text:span><text:span text:style-name="T36">,</text:span><text:span text:style-name="T69"> </text:span><text:span text:style-name="T36">studentize=T</text:span>) <text:s text:c="13"/>#if p-value &lt;0.05, there is no homoscedasticity(bad)</text:p>
      <text:p text:style-name="P1">pbgtest(<text:span text:style-name="T69">femwid1</text:span>) <text:s text:c="38"/>#if p-value &lt;0.05, there is a serial correlation(bad)</text:p>
      <text:p text:style-name="P1">acf(<text:span text:style-name="T69">femwid1$residuals</text:span><text:span text:style-name="T36">, type="partial") <text:s/>#figure for serial correlation blue line shows p-value</text:span></text:p>
      <text:p text:style-name="P1">pcdtest(<text:span text:style-name="T69">femwid1</text:span>, test="cd") <text:s text:c="15"/><text:span text:style-name="T109"><text:s/>#if p-value &lt;0.05, there is cross-sectional dependency(bad) </text:span></text:p>
      <text:p text:style-name="P1"><text:span text:style-name="T110">pearson.test(</text:span><text:span text:style-name="T111">femwid1</text:span><text:span text:style-name="T112">$residuals,</text:span><text:span text:style-name="T110"> adjust=F) </text:span><text:span text:style-name="T113"><text:s text:c="6"/></text:span><text:span text:style-name="T114">#if p-value &lt;0.05, residuals are not normally distributed(bad)</text:span></text:p>
      <text:p text:style-name="P1"><text:span text:style-name="T112">ggdensity(</text:span><text:span text:style-name="T111">femwid1</text:span><text:span text:style-name="T112">$residuals) </text:span><text:span text:style-name="T115"><text:s text:c="2"/></text:span><text:span text:style-name="T112">#figure for normality whether bell shaped or not</text:span></text:p>
      <text:p text:style-name="P1"><text:span text:style-name="T112">ggqqplot(</text:span><text:span text:style-name="T111">femwid1</text:span><text:span text:style-name="T112">$residuals) </text:span><text:span text:style-name="T115"><text:s text:c="4"/></text:span><text:span text:style-name="T112">#figure for normality</text:span></text:p>
      <text:p text:style-name="P69"><text:span text:style-name="T111">remd1</text:span><text:span text:style-name="T112">&lt;-plm(</text:span><text:span text:style-name="T111">d1</text:span><text:span text:style-name="T112">~</text:span><text:span text:style-name="T111">ind1</text:span><text:span text:style-name="T112">+</text:span><text:span text:style-name="T111">ind2</text:span><text:span text:style-name="T112">+</text:span><text:span text:style-name="T111">ind3</text:span><text:span text:style-name="T112">+</text:span><text:span text:style-name="T111">ind4</text:span><text:span text:style-name="T110">+</text:span><text:span text:style-name="T111">ind5</text:span><text:span text:style-name="T36">+</text:span><text:span text:style-name="T69">ind6</text:span><text:span text:style-name="T112">, data=</text:span><text:span text:style-name="T111">df</text:span><text:span text:style-name="T112">, </text:span>index=c("<text:span text:style-name="T69">i1</text:span>","<text:span text:style-name="T69">i2</text:span>"), <text:span text:style-name="T112">model="random", <text:s/></text:span>random.method="amemiya")</text:p>
      <text:p text:style-name="P1">summary(<text:span text:style-name="T69">remd1</text:span>)</text:p>
      <text:p text:style-name="P70">names(summary(<text:span text:style-name="T69">remd1</text:span>))</text:p>
      <text:p text:style-name="P71">#aşağıda bu dökümanın fonksiyonlar kısmında kendi yazdığım hazır fonksiyon çağırılıyor</text:p>
      <text:p text:style-name="P72"><text:span text:style-name="Source_20_Text"><text:span text:style-name="T103">write_</text:span></text:span><text:span text:style-name="Source_20_Text"><text:span text:style-name="T116">rem</text:span></text:span><text:span text:style-name="Source_20_Text"><text:span text:style-name="T103">_obj_to_csv(</text:span></text:span><text:span text:style-name="Source_20_Text"><text:span text:style-name="T116">rem</text:span></text:span><text:span text:style-name="Source_20_Text"><text:span text:style-name="T103">Obj=</text:span></text:span><text:span text:style-name="Source_20_Text"><text:span text:style-name="T117">rem</text:span></text:span><text:span text:style-name="Source_20_Text"><text:span text:style-name="T106">d1</text:span></text:span><text:span text:style-name="Source_20_Text"><text:span text:style-name="T103">, fileNameWithoutExtension="</text:span></text:span><text:span text:style-name="Source_20_Text"><text:span text:style-name="T117">re</text:span></text:span><text:span text:style-name="Source_20_Text"><text:span text:style-name="T106">_model</text:span></text:span><text:span text:style-name="Source_20_Text"><text:span text:style-name="T103">")</text:span></text:span></text:p>
      <text:p text:style-name="P72"><text:span text:style-name="Source_20_Text"><text:span text:style-name="T90"/></text:span></text:p>
      <text:p text:style-name="P73"><text:span text:style-name="T94">#bu dökümanın fonksiyonlar kısmında kendi yazdığım hazır fonksiyon çağırı</text:span>sı bitti</text:p>
      <text:p text:style-name="P1">vif(<text:span text:style-name="T69">remd1</text:span>) <text:s/><text:span text:style-name="T108"><text:s text:c="2"/></text:span><text:span text:style-name="T118">#if one result’s higher than 3(for some sources 5, or 10), there’s multicollinearity(bad) </text:span></text:p>
      <text:p text:style-name="P1">barplot(vif(<text:span text:style-name="T69">remd1</text:span>), horiz = F, col = "steelblue", xlab="Variables", ylab="VIF Values") </text:p>
      <text:p text:style-name="P1">raintest(<text:span text:style-name="T69">remd1</text:span>) <text:s text:c="33"/>#if p-value &lt;0.05, there is no linearity(bad)</text:p>
      <text:p text:style-name="P1">bptest(<text:span text:style-name="T69">remd1</text:span><text:span text:style-name="T36">, studentize=T</text:span>) <text:s text:c="12"/>#if p-value &lt;0.05, there is no homoscedasticity(bad)</text:p>
      <text:p text:style-name="P1">pbgtest(<text:span text:style-name="T69">remd1</text:span>) <text:s text:c="33"/><text:span text:style-name="T118"><text:s/>#if p-value &lt;0.05, there is a serial correlation(bad)</text:span></text:p>
      <text:p text:style-name="P1">acf(<text:span text:style-name="T69">remd1$residuals</text:span><text:span text:style-name="T36">, type="partial") <text:s/>#figure for serial correlation blue line shows p-value</text:span></text:p>
      <text:p text:style-name="P1">pcdtest(<text:span text:style-name="T69">remd1</text:span>, test="cd") <text:s text:c="15"/><text:span text:style-name="T118"><text:s/>#if p-value &lt;0.05, there is cross-sectional dependency(bad) </text:span></text:p>
      <text:p text:style-name="P1"><text:span text:style-name="T110">pearson.test(</text:span><text:span text:style-name="T111">remd1</text:span><text:span text:style-name="T112">$residuals,</text:span><text:span text:style-name="T110"> adjust=F)</text:span><text:span text:style-name="T119"> </text:span><text:span text:style-name="T118">#if p-value &lt;0.05, residuals are not normally distributed(bad)</text:span></text:p>
      <text:p text:style-name="P1"><text:span text:style-name="T112">ggdensity(</text:span><text:span text:style-name="T111">remd1</text:span><text:span text:style-name="T112">$residuals) #figure for normality whether bell shaped or not</text:span></text:p>
      <text:p text:style-name="P1"><text:span text:style-name="T112">ggqqplot(</text:span><text:span text:style-name="T111">remd1</text:span><text:span text:style-name="T112">$residuals) #figure for normality</text:span></text:p>
      <text:p text:style-name="P74"><text:span text:style-name="T69">pemd1</text:span>&lt;-plm(<text:span text:style-name="T69">d1</text:span>~<text:span text:style-name="T69">ind1</text:span>+<text:span text:style-name="T69">ind2</text:span>+<text:span text:style-name="T69">ind3</text:span>+<text:span text:style-name="T69">ind4</text:span><text:span text:style-name="T36">+</text:span><text:span text:style-name="T69">ind5</text:span><text:span text:style-name="T36">+</text:span><text:span text:style-name="T69">ind6</text:span>, data=<text:span text:style-name="T69">df</text:span>, index=c("<text:span text:style-name="T69">i1</text:span>","<text:span text:style-name="T69">i2</text:span>"), model="pooling")</text:p>
      <text:p text:style-name="P1"><text:soft-page-break/>summary(<text:span text:style-name="T69">pemd1</text:span>)</text:p>
      <text:p text:style-name="P75">names(summary(<text:span text:style-name="T69">pemd1</text:span>))</text:p>
      <text:p text:style-name="P76">#aşağıda bu dökümanın fonksiyonlar kısmında kendi yazdığım hazır fonksiyon çağırılıyor</text:p>
      <text:p text:style-name="P77"><text:span text:style-name="Source_20_Text"><text:span text:style-name="T103">write_</text:span></text:span><text:span text:style-name="Source_20_Text"><text:span text:style-name="T120">p</text:span></text:span><text:span text:style-name="Source_20_Text"><text:span text:style-name="T116">em</text:span></text:span><text:span text:style-name="Source_20_Text"><text:span text:style-name="T103">_obj_to_csv(</text:span></text:span><text:span text:style-name="Source_20_Text"><text:span text:style-name="T121">p</text:span></text:span><text:span text:style-name="Source_20_Text"><text:span text:style-name="T116">em</text:span></text:span><text:span text:style-name="Source_20_Text"><text:span text:style-name="T103">Obj=</text:span></text:span><text:span text:style-name="Source_20_Text"><text:span text:style-name="T122">p</text:span></text:span><text:span text:style-name="Source_20_Text"><text:span text:style-name="T117">em</text:span></text:span><text:span text:style-name="Source_20_Text"><text:span text:style-name="T106">d1</text:span></text:span><text:span text:style-name="Source_20_Text"><text:span text:style-name="T103">, fileNameWithoutExtension="</text:span></text:span><text:span text:style-name="Source_20_Text"><text:span text:style-name="T122">pooling</text:span></text:span><text:span text:style-name="Source_20_Text"><text:span text:style-name="T106">_model</text:span></text:span><text:span text:style-name="Source_20_Text"><text:span text:style-name="T103">")</text:span></text:span></text:p>
      <text:p text:style-name="P77"><text:span text:style-name="Source_20_Text"><text:span text:style-name="T90"/></text:span></text:p>
      <text:p text:style-name="P78"><text:span text:style-name="T94">#bu dökümanın fonksiyonlar kısmında kendi yazdığım hazır fonksiyon çağırı</text:span>sı bitti</text:p>
      <text:p text:style-name="P1">vif(<text:span text:style-name="T69">pemd1</text:span>) <text:s/><text:span text:style-name="T108"><text:s text:c="22"/></text:span><text:span text:style-name="T109">#if one result’s higher than 3(for some sources 5, or 10), there’s multicollinearity(bad) </text:span></text:p>
      <text:p text:style-name="P1">barplot(vif(<text:span text:style-name="T69">pemd1</text:span>), horiz = F, col = "steelblue", xlab="Variables", ylab="VIF Values") </text:p>
      <text:p text:style-name="P1">raintest(<text:span text:style-name="T69">pemd1</text:span>) <text:s text:c="34"/>#if p-value &lt;0.05, there is no linearity(bad)</text:p>
      <text:p text:style-name="P1">bptest(<text:span text:style-name="T69">pemd1</text:span><text:span text:style-name="T36">, studentize=T</text:span>) <text:s text:c="12"/><text:span text:style-name="T108"><text:s/></text:span>#if p-value &lt;0.05, there is no homoscedasticity(bad)</text:p>
      <text:p text:style-name="P1">pbgtest(<text:span text:style-name="T69">pemd1</text:span>) <text:s text:c="7"/><text:span text:style-name="T108"><text:s text:c="27"/></text:span>#if p-value &lt;0.05, there is a serial correlation(bad)</text:p>
      <text:p text:style-name="P1">acf(<text:span text:style-name="T69">pemd1$residuals</text:span><text:span text:style-name="T36">, type="partial") <text:s/>#figure for serial correlation blue line shows p-value</text:span></text:p>
      <text:p text:style-name="P1">pcdtest(<text:span text:style-name="T69">pemd1</text:span>, test="cd") <text:s text:c="6"/>#if p-value &lt;0.05, there is cross-sectional dependency(bad) </text:p>
      <text:p text:style-name="P1"><text:span text:style-name="T110">pearson.test(</text:span><text:span text:style-name="T111">pemd1</text:span><text:span text:style-name="T112">$residuals, </text:span><text:span text:style-name="T110">adjust=F)</text:span><text:span text:style-name="T119"> </text:span><text:span text:style-name="T123"><text:s text:c="8"/></text:span><text:span text:style-name="T109">#if p-value &lt;0.05, residuals are not normally distributed(bad)</text:span></text:p>
      <text:p text:style-name="P1"><text:span text:style-name="T112">ggdensity(</text:span><text:span text:style-name="T111">pemd1</text:span><text:span text:style-name="T112">$residuals) </text:span><text:span text:style-name="T115"><text:s text:c="2"/></text:span><text:span text:style-name="T112">#figure for normality whether bell shaped or not</text:span></text:p>
      <text:p text:style-name="P1"><text:span text:style-name="T112">ggqqplot(</text:span><text:span text:style-name="T111">pemd1</text:span><text:span text:style-name="T112">$residuals) </text:span><text:span text:style-name="T115"><text:s text:c="4"/></text:span><text:span text:style-name="T112">#figure for normality</text:span></text:p>
      <text:p text:style-name="P1">pFtest(<text:span text:style-name="T69">femd1</text:span>, <text:span text:style-name="T69">pemd1</text:span>) <text:s text:c="3"/><text:span text:style-name="T108"><text:s text:c="9"/></text:span><text:span text:style-name="T118">#if p-value &lt; 0.05, prefer </text:span><text:span text:style-name="T124">femd1</text:span><text:span text:style-name="T118"> or </text:span><text:span text:style-name="T124">femwid1</text:span><text:span text:style-name="T118"> to </text:span><text:span text:style-name="T124">pemd1</text:span><text:span text:style-name="T125">, if not, vice versa</text:span></text:p>
      <text:p text:style-name="P1"><text:span text:style-name="T36">plmtest(</text:span><text:span text:style-name="T69">pemd1</text:span><text:span text:style-name="T36">,type="bp") <text:s text:c="5"/>#if p-value&lt;0.05, prefer </text:span><text:span text:style-name="T69">remd1</text:span><text:span text:style-name="T36"> to </text:span><text:span text:style-name="T69">pemd1</text:span><text:span text:style-name="T36">, if not vice versa</text:span></text:p>
      <text:p text:style-name="P1">phtest(<text:span text:style-name="T69">femwid1</text:span>,<text:span text:style-name="T69">remd1</text:span>) <text:span text:style-name="T108"><text:s text:c="11"/></text:span><text:span text:style-name="T118">#if p-value &lt;0.05, prefer <text:s/></text:span><text:span text:style-name="T124">femd1</text:span><text:span text:style-name="T118"> or </text:span><text:span text:style-name="T124">femwid1</text:span><text:span text:style-name="T118"> to </text:span><text:span text:style-name="T124">remd1</text:span><text:span text:style-name="T118">, if not, vice versa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12-21T19:56:00</meta:creation-date>
    <meta:initial-creator>lenovo</meta:initial-creator>
    <dc:language>en-US</dc:language>
    <dc:date>2025-11-14T07:52:18.788926355</dc:date>
    <meta:editing-cycles>371</meta:editing-cycles>
    <meta:editing-duration>P1DT6H16M2S</meta:editing-duration>
    <meta:generator>LibreOffice/25.2.3.2$Linux_X86_64 LibreOffice_project/520$Build-2</meta:generator>
    <meta:document-statistic meta:table-count="0" meta:image-count="0" meta:object-count="0" meta:page-count="9" meta:paragraph-count="305" meta:word-count="1635" meta:character-count="17453" meta:non-whitespace-character-count="14679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